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1808" calcext:value-type="float">
            <text:p>161.5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352" calcext:value-type="float">
            <text:p>161.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9616" calcext:value-type="float">
            <text:p>161.5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2392" calcext:value-type="float">
            <text:p>161.6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8112" calcext:value-type="float">
            <text:p>161.6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4584" calcext:value-type="float">
            <text:p>161.6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9824" calcext:value-type="float">
            <text:p>161.6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1368" calcext:value-type="float">
            <text:p>161.8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5272" calcext:value-type="float">
            <text:p>161.8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2224" calcext:value-type="float">
            <text:p>161.8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404" calcext:value-type="float">
            <text:p>161.8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3872" calcext:value-type="float">
            <text:p>162.0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9864" calcext:value-type="float">
            <text:p>161.9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312" calcext:value-type="float">
            <text:p>162.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7024" calcext:value-type="float">
            <text:p>162.1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9216" calcext:value-type="float">
            <text:p>162.1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1888" calcext:value-type="float">
            <text:p>162.1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028" calcext:value-type="float">
            <text:p>162.2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0384" calcext:value-type="float">
            <text:p>162.3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268" calcext:value-type="float">
            <text:p>162.4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1928" calcext:value-type="float">
            <text:p>162.4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2888" calcext:value-type="float">
            <text:p>162.5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508" calcext:value-type="float">
            <text:p>162.5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508" calcext:value-type="float">
            <text:p>162.5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556" calcext:value-type="float">
            <text:p>162.5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1384" calcext:value-type="float">
            <text:p>162.7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176" calcext:value-type="float">
            <text:p>162.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32" calcext:value-type="float">
            <text:p>162.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8168" calcext:value-type="float">
            <text:p>162.8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9608" calcext:value-type="float">
            <text:p>162.9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4952" calcext:value-type="float">
            <text:p>163.0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8104" calcext:value-type="float">
            <text:p>163.1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1632" calcext:value-type="float">
            <text:p>163.1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9648" calcext:value-type="float">
            <text:p>163.2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5952" calcext:value-type="float">
            <text:p>163.4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6264" calcext:value-type="float">
            <text:p>163.6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4904" calcext:value-type="float">
            <text:p>164.2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11584" calcext:value-type="float">
            <text:p>164.3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8792" calcext:value-type="float">
            <text:p>163.3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6624" calcext:value-type="float">
            <text:p>162.7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6624" calcext:value-type="float">
            <text:p>162.7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6624" calcext:value-type="float">
            <text:p>162.7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8336" calcext:value-type="float">
            <text:p>162.7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0048" calcext:value-type="float">
            <text:p>162.6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9192" calcext:value-type="float">
            <text:p>162.6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1384" calcext:value-type="float">
            <text:p>162.7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176" calcext:value-type="float">
            <text:p>162.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8712" calcext:value-type="float">
            <text:p>162.6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6144" calcext:value-type="float">
            <text:p>162.6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1864" calcext:value-type="float">
            <text:p>162.7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4056" calcext:value-type="float">
            <text:p>162.7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32" calcext:value-type="float">
            <text:p>162.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6728" calcext:value-type="float">
            <text:p>162.7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464" calcext:value-type="float">
            <text:p>162.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512" calcext:value-type="float">
            <text:p>162.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7312" calcext:value-type="float">
            <text:p>162.8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3408" calcext:value-type="float">
            <text:p>162.9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2552" calcext:value-type="float">
            <text:p>162.9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4264" calcext:value-type="float">
            <text:p>162.8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1968" calcext:value-type="float">
            <text:p>162.8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7104" calcext:value-type="float">
            <text:p>162.7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2136" calcext:value-type="float">
            <text:p>162.6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8984" calcext:value-type="float">
            <text:p>162.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412" calcext:value-type="float">
            <text:p>162.5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172" calcext:value-type="float">
            <text:p>162.3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8192" calcext:value-type="float">
            <text:p>162.3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3432" calcext:value-type="float">
            <text:p>162.3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7712" calcext:value-type="float">
            <text:p>162.2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7232" calcext:value-type="float">
            <text:p>162.2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38944" calcext:value-type="float">
            <text:p>162.2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456" calcext:value-type="float">
            <text:p>162.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32848" calcext:value-type="float">
            <text:p>162.2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78568" calcext:value-type="float">
            <text:p>162.2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9048" calcext:value-type="float">
            <text:p>162.3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5144" calcext:value-type="float">
            <text:p>162.3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9048" calcext:value-type="float">
            <text:p>162.3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0384" calcext:value-type="float">
            <text:p>162.3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7336" calcext:value-type="float">
            <text:p>162.3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172" calcext:value-type="float">
            <text:p>162.3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696" calcext:value-type="float">
            <text:p>162.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3056" calcext:value-type="float">
            <text:p>162.3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8296" calcext:value-type="float">
            <text:p>162.3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8776" calcext:value-type="float">
            <text:p>162.4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64496" calcext:value-type="float">
            <text:p>162.4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1072" calcext:value-type="float">
            <text:p>162.5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7648" calcext:value-type="float">
            <text:p>162.5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9464" calcext:value-type="float">
            <text:p>162.5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6896" calcext:value-type="float">
            <text:p>162.6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176" calcext:value-type="float">
            <text:p>162.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4056" calcext:value-type="float">
            <text:p>162.7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7584" calcext:value-type="float">
            <text:p>162.7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656" calcext:value-type="float">
            <text:p>162.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04" calcext:value-type="float">
            <text:p>163.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4512" calcext:value-type="float">
            <text:p>163.3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3952" calcext:value-type="float">
            <text:p>162.6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1096" calcext:value-type="float">
            <text:p>161.9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7192" calcext:value-type="float">
            <text:p>161.9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6336" calcext:value-type="float">
            <text:p>161.9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024" calcext:value-type="float">
            <text:p>161.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548" calcext:value-type="float">
            <text:p>161.9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2056" calcext:value-type="float">
            <text:p>161.9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12" calcext:value-type="float">
            <text:p>162.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7296" calcext:value-type="float">
            <text:p>162.0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5208" calcext:value-type="float">
            <text:p>162.0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5688" calcext:value-type="float">
            <text:p>162.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836" calcext:value-type="float">
            <text:p>162.1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3328" calcext:value-type="float">
            <text:p>162.2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6584" calcext:value-type="float">
            <text:p>162.4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2408" calcext:value-type="float">
            <text:p>162.5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1488" calcext:value-type="float">
            <text:p>162.7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5584" calcext:value-type="float">
            <text:p>162.0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1368" calcext:value-type="float">
            <text:p>161.8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356" calcext:value-type="float">
            <text:p>161.8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2808" calcext:value-type="float">
            <text:p>161.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4624" calcext:value-type="float">
            <text:p>161.9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072" calcext:value-type="float">
            <text:p>161.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8528" calcext:value-type="float">
            <text:p>161.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7672" calcext:value-type="float">
            <text:p>161.9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308" calcext:value-type="float">
            <text:p>161.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3352" calcext:value-type="float">
            <text:p>161.6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3248" calcext:value-type="float">
            <text:p>161.6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6192" calcext:value-type="float">
            <text:p>161.5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8656" calcext:value-type="float">
            <text:p>161.4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12936" calcext:value-type="float">
            <text:p>161.4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12936" calcext:value-type="float">
            <text:p>161.4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154" calcext:value-type="float">
            <text:p>161.3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154" calcext:value-type="float">
            <text:p>161.3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154" calcext:value-type="float">
            <text:p>161.3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51392" calcext:value-type="float">
            <text:p>161.2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6528" calcext:value-type="float">
            <text:p>161.1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1832" calcext:value-type="float">
            <text:p>160.9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6112" calcext:value-type="float">
            <text:p>160.9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4776" calcext:value-type="float">
            <text:p>160.8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7824" calcext:value-type="float">
            <text:p>160.8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9808" calcext:value-type="float">
            <text:p>160.7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45424" calcext:value-type="float">
            <text:p>160.7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75904" calcext:value-type="float">
            <text:p>160.7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50936" calcext:value-type="float">
            <text:p>160.6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6448" calcext:value-type="float">
            <text:p>160.5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9244" calcext:value-type="float">
            <text:p>160.4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3672" calcext:value-type="float">
            <text:p>160.4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3148" calcext:value-type="float">
            <text:p>160.4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9184" calcext:value-type="float">
            <text:p>160.3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0896" calcext:value-type="float">
            <text:p>160.3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8224" calcext:value-type="float">
            <text:p>160.2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6512" calcext:value-type="float">
            <text:p>160.3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76032" calcext:value-type="float">
            <text:p>160.2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24216" calcext:value-type="float">
            <text:p>160.2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4592" calcext:value-type="float">
            <text:p>160.1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4968" calcext:value-type="float">
            <text:p>160.1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7056" calcext:value-type="float">
            <text:p>160.0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13904" calcext:value-type="float">
            <text:p>160.0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2944" calcext:value-type="float">
            <text:p>159.9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0752" calcext:value-type="float">
            <text:p>159.9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38" calcext:value-type="float">
            <text:p>159.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2464" calcext:value-type="float">
            <text:p>159.9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1128" calcext:value-type="float">
            <text:p>159.9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5784" calcext:value-type="float">
            <text:p>159.8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8352" calcext:value-type="float">
            <text:p>159.7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616" calcext:value-type="float">
            <text:p>159.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4344" calcext:value-type="float">
            <text:p>159.7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78624" calcext:value-type="float">
            <text:p>159.6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6912" calcext:value-type="float">
            <text:p>159.6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3008" calcext:value-type="float">
            <text:p>159.7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3864" calcext:value-type="float">
            <text:p>159.6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8248" calcext:value-type="float">
            <text:p>159.7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7392" calcext:value-type="float">
            <text:p>159.7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6056" calcext:value-type="float">
            <text:p>159.7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2152" calcext:value-type="float">
            <text:p>159.7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376" calcext:value-type="float">
            <text:p>159.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1944" calcext:value-type="float">
            <text:p>159.5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2696" calcext:value-type="float">
            <text:p>159.4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0128" calcext:value-type="float">
            <text:p>159.5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04888" calcext:value-type="float">
            <text:p>159.5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04" calcext:value-type="float">
            <text:p>159.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3616" calcext:value-type="float">
            <text:p>159.2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8376" calcext:value-type="float">
            <text:p>159.2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228" calcext:value-type="float">
            <text:p>159.2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0568" calcext:value-type="float">
            <text:p>159.2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752" calcext:value-type="float">
            <text:p>159.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3136" calcext:value-type="float">
            <text:p>159.2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4368" calcext:value-type="float">
            <text:p>159.1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4368" calcext:value-type="float">
            <text:p>159.1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42176" calcext:value-type="float">
            <text:p>159.1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1696" calcext:value-type="float">
            <text:p>159.1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2072" calcext:value-type="float">
            <text:p>159.0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8064" calcext:value-type="float">
            <text:p>159.0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464" calcext:value-type="float">
            <text:p>159.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6456" calcext:value-type="float">
            <text:p>159.0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11112" calcext:value-type="float">
            <text:p>159.0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84264" calcext:value-type="float">
            <text:p>159.0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084" calcext:value-type="float">
            <text:p>159.1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9024" calcext:value-type="float">
            <text:p>159.0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3304" calcext:value-type="float">
            <text:p>159.0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3304" calcext:value-type="float">
            <text:p>159.0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1968" calcext:value-type="float">
            <text:p>159.0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1968" calcext:value-type="float">
            <text:p>159.0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6624" calcext:value-type="float">
            <text:p>158.9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1592" calcext:value-type="float">
            <text:p>159.0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25768" calcext:value-type="float">
            <text:p>158.9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8336" calcext:value-type="float">
            <text:p>158.8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74536" calcext:value-type="float">
            <text:p>158.9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6844" calcext:value-type="float">
            <text:p>158.9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8336" calcext:value-type="float">
            <text:p>158.8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83096" calcext:value-type="float">
            <text:p>158.8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6728" calcext:value-type="float">
            <text:p>158.9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464" calcext:value-type="float">
            <text:p>159.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35496" calcext:value-type="float">
            <text:p>159.0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95872" calcext:value-type="float">
            <text:p>158.9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8064" calcext:value-type="float">
            <text:p>159.0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11112" calcext:value-type="float">
            <text:p>159.0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62344" calcext:value-type="float">
            <text:p>158.9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32448" calcext:value-type="float">
            <text:p>159.0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17208" calcext:value-type="float">
            <text:p>159.0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7688" calcext:value-type="float">
            <text:p>159.0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6624" calcext:value-type="float">
            <text:p>158.9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17208" calcext:value-type="float">
            <text:p>159.0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3408" calcext:value-type="float">
            <text:p>159.0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95872" calcext:value-type="float">
            <text:p>158.9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464" calcext:value-type="float">
            <text:p>159.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1592" calcext:value-type="float">
            <text:p>159.0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4744" calcext:value-type="float">
            <text:p>159.1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72656" calcext:value-type="float">
            <text:p>159.1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6936" calcext:value-type="float">
            <text:p>159.1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8168" calcext:value-type="float">
            <text:p>159.0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818" calcext:value-type="float">
            <text:p>159.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8168" calcext:value-type="float">
            <text:p>159.0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0464" calcext:value-type="float">
            <text:p>159.1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56832" calcext:value-type="float">
            <text:p>159.0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4744" calcext:value-type="float">
            <text:p>159.1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78752" calcext:value-type="float">
            <text:p>159.1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9712" calcext:value-type="float">
            <text:p>159.2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7416" calcext:value-type="float">
            <text:p>159.1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276" calcext:value-type="float">
            <text:p>159.2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0568" calcext:value-type="float">
            <text:p>159.2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276" calcext:value-type="float">
            <text:p>159.2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9336" calcext:value-type="float">
            <text:p>159.2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0192" calcext:value-type="float">
            <text:p>159.2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7144" calcext:value-type="float">
            <text:p>159.2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9984" calcext:value-type="float">
            <text:p>159.1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6392" calcext:value-type="float">
            <text:p>159.3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04" calcext:value-type="float">
            <text:p>159.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0672" calcext:value-type="float">
            <text:p>159.3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2488" calcext:value-type="float">
            <text:p>159.3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1632" calcext:value-type="float">
            <text:p>159.3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3824" calcext:value-type="float">
            <text:p>159.3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8584" calcext:value-type="float">
            <text:p>159.3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992" calcext:value-type="float">
            <text:p>159.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9168" calcext:value-type="float">
            <text:p>159.4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0128" calcext:value-type="float">
            <text:p>159.5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3656" calcext:value-type="float">
            <text:p>159.5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2696" calcext:value-type="float">
            <text:p>159.4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232" calcext:value-type="float">
            <text:p>159.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0184" calcext:value-type="float">
            <text:p>159.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0504" calcext:value-type="float">
            <text:p>159.4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6016" calcext:value-type="float">
            <text:p>159.3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0504" calcext:value-type="float">
            <text:p>159.4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4136" calcext:value-type="float">
            <text:p>159.5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37832" calcext:value-type="float">
            <text:p>159.4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8416" calcext:value-type="float">
            <text:p>159.5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4136" calcext:value-type="float">
            <text:p>159.5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328" calcext:value-type="float">
            <text:p>159.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232" calcext:value-type="float">
            <text:p>159.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756" calcext:value-type="float">
            <text:p>159.5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8416" calcext:value-type="float">
            <text:p>159.5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0504" calcext:value-type="float">
            <text:p>159.4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5952" calcext:value-type="float">
            <text:p>159.6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328" calcext:value-type="float">
            <text:p>159.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1708" calcext:value-type="float">
            <text:p>159.5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4136" calcext:value-type="float">
            <text:p>159.5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17664" calcext:value-type="float">
            <text:p>159.6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756" calcext:value-type="float">
            <text:p>159.5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9856" calcext:value-type="float">
            <text:p>159.6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4136" calcext:value-type="float">
            <text:p>159.5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05472" calcext:value-type="float">
            <text:p>159.6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6056" calcext:value-type="float">
            <text:p>159.7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8248" calcext:value-type="float">
            <text:p>159.7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81672" calcext:value-type="float">
            <text:p>159.6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9104" calcext:value-type="float">
            <text:p>159.7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7872" calcext:value-type="float">
            <text:p>159.7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9208" calcext:value-type="float">
            <text:p>159.7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092" calcext:value-type="float">
            <text:p>159.7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14616" calcext:value-type="float">
            <text:p>159.6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6536" calcext:value-type="float">
            <text:p>159.7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188" calcext:value-type="float">
            <text:p>159.8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8728" calcext:value-type="float">
            <text:p>159.7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8352" calcext:value-type="float">
            <text:p>159.7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0544" calcext:value-type="float">
            <text:p>159.8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5992" calcext:value-type="float">
            <text:p>159.9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2088" calcext:value-type="float">
            <text:p>159.9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5512" calcext:value-type="float">
            <text:p>159.9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2568" calcext:value-type="float">
            <text:p>159.9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07808" calcext:value-type="float">
            <text:p>160.0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2568" calcext:value-type="float">
            <text:p>159.9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524" calcext:value-type="float">
            <text:p>160.0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952" calcext:value-type="float">
            <text:p>159.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6848" calcext:value-type="float">
            <text:p>159.9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904" calcext:value-type="float">
            <text:p>159.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9416" calcext:value-type="float">
            <text:p>159.9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8184" calcext:value-type="float">
            <text:p>159.9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4008" calcext:value-type="float">
            <text:p>160.0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32776" calcext:value-type="float">
            <text:p>160.1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24" calcext:value-type="float">
            <text:p>160.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24" calcext:value-type="float">
            <text:p>160.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764" calcext:value-type="float">
            <text:p>160.1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9936" calcext:value-type="float">
            <text:p>160.2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0416" calcext:value-type="float">
            <text:p>160.3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288" calcext:value-type="float">
            <text:p>160.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3944" calcext:value-type="float">
            <text:p>160.3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004" calcext:value-type="float">
            <text:p>160.3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15656" calcext:value-type="float">
            <text:p>160.3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5528" calcext:value-type="float">
            <text:p>160.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7952" calcext:value-type="float">
            <text:p>160.3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9872" calcext:value-type="float">
            <text:p>160.5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3776" calcext:value-type="float">
            <text:p>160.5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07096" calcext:value-type="float">
            <text:p>160.4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9664" calcext:value-type="float">
            <text:p>160.3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9664" calcext:value-type="float">
            <text:p>160.3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61376" calcext:value-type="float">
            <text:p>160.3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8432" calcext:value-type="float">
            <text:p>160.4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9496" calcext:value-type="float">
            <text:p>160.5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32648" calcext:value-type="float">
            <text:p>160.6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5592" calcext:value-type="float">
            <text:p>160.5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32648" calcext:value-type="float">
            <text:p>160.6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3232" calcext:value-type="float">
            <text:p>160.7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3608" calcext:value-type="float">
            <text:p>160.6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3608" calcext:value-type="float">
            <text:p>160.6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08848" calcext:value-type="float">
            <text:p>160.7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3608" calcext:value-type="float">
            <text:p>160.6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058" calcext:value-type="float">
            <text:p>160.7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0664" calcext:value-type="float">
            <text:p>160.7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9724" calcext:value-type="float">
            <text:p>160.7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75904" calcext:value-type="float">
            <text:p>160.7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67344" calcext:value-type="float">
            <text:p>160.8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1728" calcext:value-type="float">
            <text:p>160.8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6968" calcext:value-type="float">
            <text:p>160.9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3064" calcext:value-type="float">
            <text:p>160.9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1352" calcext:value-type="float">
            <text:p>160.9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7928" calcext:value-type="float">
            <text:p>160.9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6424" calcext:value-type="float">
            <text:p>161.1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1288" calcext:value-type="float">
            <text:p>161.1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6632" calcext:value-type="float">
            <text:p>161.2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7112" calcext:value-type="float">
            <text:p>161.2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1016" calcext:value-type="float">
            <text:p>161.2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43416" calcext:value-type="float">
            <text:p>161.4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8304" calcext:value-type="float">
            <text:p>161.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1704" calcext:value-type="float">
            <text:p>161.4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3144" calcext:value-type="float">
            <text:p>161.5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02496" calcext:value-type="float">
            <text:p>161.7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5752" calcext:value-type="float">
            <text:p>161.8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9488" calcext:value-type="float">
            <text:p>162.0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3704" calcext:value-type="float">
            <text:p>162.2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0008" calcext:value-type="float">
            <text:p>162.3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4392" calcext:value-type="float">
            <text:p>162.3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5352" calcext:value-type="float">
            <text:p>162.4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08" calcext:value-type="float">
            <text:p>162.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2136" calcext:value-type="float">
            <text:p>162.6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8888" calcext:value-type="float">
            <text:p>162.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5768" calcext:value-type="float">
            <text:p>162.7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3408" calcext:value-type="float">
            <text:p>162.9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9984" calcext:value-type="float">
            <text:p>162.9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7904" calcext:value-type="float">
            <text:p>161.5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448" calcext:value-type="float">
            <text:p>161.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08008" calcext:value-type="float">
            <text:p>161.6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2872" calcext:value-type="float">
            <text:p>161.6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9448" calcext:value-type="float">
            <text:p>161.6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8112" calcext:value-type="float">
            <text:p>161.6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05544" calcext:value-type="float">
            <text:p>161.7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068" calcext:value-type="float">
            <text:p>161.6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2768" calcext:value-type="float">
            <text:p>161.5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1536" calcext:value-type="float">
            <text:p>161.6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068" calcext:value-type="float">
            <text:p>161.6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2872" calcext:value-type="float">
            <text:p>161.6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1536" calcext:value-type="float">
            <text:p>161.6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8488" calcext:value-type="float">
            <text:p>161.6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2016" calcext:value-type="float">
            <text:p>161.6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7152" calcext:value-type="float">
            <text:p>161.6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2872" calcext:value-type="float">
            <text:p>161.6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3352" calcext:value-type="float">
            <text:p>161.6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4584" calcext:value-type="float">
            <text:p>161.6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6776" calcext:value-type="float">
            <text:p>161.6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2392" calcext:value-type="float">
            <text:p>161.6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1536" calcext:value-type="float">
            <text:p>161.6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2392" calcext:value-type="float">
            <text:p>161.6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972" calcext:value-type="float">
            <text:p>161.5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6296" calcext:value-type="float">
            <text:p>161.6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6776" calcext:value-type="float">
            <text:p>161.6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1432" calcext:value-type="float">
            <text:p>161.5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0096" calcext:value-type="float">
            <text:p>161.5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0496" calcext:value-type="float">
            <text:p>161.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3144" calcext:value-type="float">
            <text:p>161.5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1808" calcext:value-type="float">
            <text:p>161.5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86088" calcext:value-type="float">
            <text:p>161.4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9992" calcext:value-type="float">
            <text:p>161.4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5608" calcext:value-type="float">
            <text:p>161.4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4752" calcext:value-type="float">
            <text:p>161.4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15984" calcext:value-type="float">
            <text:p>161.4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16" calcext:value-type="float">
            <text:p>161.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79408" calcext:value-type="float">
            <text:p>161.3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4648" calcext:value-type="float">
            <text:p>161.3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9888" calcext:value-type="float">
            <text:p>161.4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89136" calcext:value-type="float">
            <text:p>161.4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49512" calcext:value-type="float">
            <text:p>161.4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0204" calcext:value-type="float">
            <text:p>161.1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92312" calcext:value-type="float">
            <text:p>160.9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55736" calcext:value-type="float">
            <text:p>160.9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0872" calcext:value-type="float">
            <text:p>160.9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7824" calcext:value-type="float">
            <text:p>160.8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1352" calcext:value-type="float">
            <text:p>160.9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0872" calcext:value-type="float">
            <text:p>160.9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6488" calcext:value-type="float">
            <text:p>160.8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4672" calcext:value-type="float">
            <text:p>160.8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03336" calcext:value-type="float">
            <text:p>160.8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33816" calcext:value-type="float">
            <text:p>160.8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0184" calcext:value-type="float">
            <text:p>160.7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008" calcext:value-type="float">
            <text:p>160.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6552" calcext:value-type="float">
            <text:p>160.6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6928" calcext:value-type="float">
            <text:p>160.5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74736" calcext:value-type="float">
            <text:p>160.5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2544" calcext:value-type="float">
            <text:p>160.5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3776" calcext:value-type="float">
            <text:p>160.5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6824" calcext:value-type="float">
            <text:p>160.5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4632" calcext:value-type="float">
            <text:p>160.5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1856" calcext:value-type="float">
            <text:p>160.3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0896" calcext:value-type="float">
            <text:p>160.3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6992" calcext:value-type="float">
            <text:p>160.3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0792" calcext:value-type="float">
            <text:p>160.2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5176" calcext:value-type="float">
            <text:p>160.2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956" calcext:value-type="float">
            <text:p>160.3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5992" calcext:value-type="float">
            <text:p>159.9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6848" calcext:value-type="float">
            <text:p>159.9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5136" calcext:value-type="float">
            <text:p>159.9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5512" calcext:value-type="float">
            <text:p>159.9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9896" calcext:value-type="float">
            <text:p>159.9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3424" calcext:value-type="float">
            <text:p>159.9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4552" calcext:value-type="float">
            <text:p>159.8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4072" calcext:value-type="float">
            <text:p>159.8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3696" calcext:value-type="float">
            <text:p>159.8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4176" calcext:value-type="float">
            <text:p>159.9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5136" calcext:value-type="float">
            <text:p>159.9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904" calcext:value-type="float">
            <text:p>159.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2088" calcext:value-type="float">
            <text:p>159.9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7704" calcext:value-type="float">
            <text:p>159.9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38" calcext:value-type="float">
            <text:p>159.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5136" calcext:value-type="float">
            <text:p>159.9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8184" calcext:value-type="float">
            <text:p>159.9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1984" calcext:value-type="float">
            <text:p>159.8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5032" calcext:value-type="float">
            <text:p>159.8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6368" calcext:value-type="float">
            <text:p>159.9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9416" calcext:value-type="float">
            <text:p>159.9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38" calcext:value-type="float">
            <text:p>159.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5032" calcext:value-type="float">
            <text:p>159.8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5304" calcext:value-type="float">
            <text:p>159.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9688" calcext:value-type="float">
            <text:p>159.8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664" calcext:value-type="float">
            <text:p>159.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5304" calcext:value-type="float">
            <text:p>159.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3864" calcext:value-type="float">
            <text:p>159.6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424" calcext:value-type="float">
            <text:p>159.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7016" calcext:value-type="float">
            <text:p>159.7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4552" calcext:value-type="float">
            <text:p>159.8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72528" calcext:value-type="float">
            <text:p>159.6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66" calcext:value-type="float">
            <text:p>159.4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81216" calcext:value-type="float">
            <text:p>159.0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87312" calcext:value-type="float">
            <text:p>159.0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9024" calcext:value-type="float">
            <text:p>159.0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2512" calcext:value-type="float">
            <text:p>158.7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556" calcext:value-type="float">
            <text:p>158.7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1604" calcext:value-type="float">
            <text:p>158.8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9464" calcext:value-type="float">
            <text:p>158.7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6416" calcext:value-type="float">
            <text:p>158.7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2512" calcext:value-type="float">
            <text:p>158.7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52032" calcext:value-type="float">
            <text:p>158.7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36208" calcext:value-type="float">
            <text:p>158.6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51448" calcext:value-type="float">
            <text:p>158.6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9412" calcext:value-type="float">
            <text:p>158.6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88024" calcext:value-type="float">
            <text:p>158.6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936" calcext:value-type="float">
            <text:p>158.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6792" calcext:value-type="float">
            <text:p>158.7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984" calcext:value-type="float">
            <text:p>158.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84976" calcext:value-type="float">
            <text:p>158.6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3316" calcext:value-type="float">
            <text:p>158.6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35624" calcext:value-type="float">
            <text:p>158.5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78296" calcext:value-type="float">
            <text:p>158.5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60008" calcext:value-type="float">
            <text:p>158.5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84392" calcext:value-type="float">
            <text:p>158.5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1824" calcext:value-type="float">
            <text:p>158.6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74664" calcext:value-type="float">
            <text:p>158.4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29528" calcext:value-type="float">
            <text:p>158.5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4172" calcext:value-type="float">
            <text:p>158.5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66104" calcext:value-type="float">
            <text:p>158.5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89904" calcext:value-type="float">
            <text:p>158.4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74664" calcext:value-type="float">
            <text:p>158.4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89904" calcext:value-type="float">
            <text:p>158.4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74664" calcext:value-type="float">
            <text:p>158.4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77712" calcext:value-type="float">
            <text:p>158.4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028" calcext:value-type="float">
            <text:p>158.4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3328" calcext:value-type="float">
            <text:p>158.4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10656" calcext:value-type="float">
            <text:p>158.4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028" calcext:value-type="float">
            <text:p>158.4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07608" calcext:value-type="float">
            <text:p>158.4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44184" calcext:value-type="float">
            <text:p>158.4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80176" calcext:value-type="float">
            <text:p>158.3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6552" calcext:value-type="float">
            <text:p>158.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028" calcext:value-type="float">
            <text:p>158.4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68568" calcext:value-type="float">
            <text:p>158.4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28944" calcext:value-type="float">
            <text:p>158.4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1992" calcext:value-type="float">
            <text:p>158.4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22848" calcext:value-type="float">
            <text:p>158.4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10656" calcext:value-type="float">
            <text:p>158.4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07608" calcext:value-type="float">
            <text:p>158.4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10656" calcext:value-type="float">
            <text:p>158.4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0456" calcext:value-type="float">
            <text:p>158.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6552" calcext:value-type="float">
            <text:p>158.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9048" calcext:value-type="float">
            <text:p>158.4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1124" calcext:value-type="float">
            <text:p>158.5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77128" calcext:value-type="float">
            <text:p>158.3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47232" calcext:value-type="float">
            <text:p>158.4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8076" calcext:value-type="float">
            <text:p>158.4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2952" calcext:value-type="float">
            <text:p>158.4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1992" calcext:value-type="float">
            <text:p>158.4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25896" calcext:value-type="float">
            <text:p>158.4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64936" calcext:value-type="float">
            <text:p>158.3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22848" calcext:value-type="float">
            <text:p>158.4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47232" calcext:value-type="float">
            <text:p>158.4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77128" calcext:value-type="float">
            <text:p>158.3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028" calcext:value-type="float">
            <text:p>158.4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5884" calcext:value-type="float">
            <text:p>158.3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95416" calcext:value-type="float">
            <text:p>158.3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9424" calcext:value-type="float">
            <text:p>158.4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44184" calcext:value-type="float">
            <text:p>158.4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9424" calcext:value-type="float">
            <text:p>158.4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44768" calcext:value-type="float">
            <text:p>158.5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69152" calcext:value-type="float">
            <text:p>158.5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44768" calcext:value-type="float">
            <text:p>158.5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16752" calcext:value-type="float">
            <text:p>158.4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64936" calcext:value-type="float">
            <text:p>158.3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83808" calcext:value-type="float">
            <text:p>158.4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4172" calcext:value-type="float">
            <text:p>158.5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69152" calcext:value-type="float">
            <text:p>158.5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50864" calcext:value-type="float">
            <text:p>158.5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24016" calcext:value-type="float">
            <text:p>158.6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54496" calcext:value-type="float">
            <text:p>158.6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81344" calcext:value-type="float">
            <text:p>158.5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35624" calcext:value-type="float">
            <text:p>158.5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42304" calcext:value-type="float">
            <text:p>158.6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9412" calcext:value-type="float">
            <text:p>158.6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52032" calcext:value-type="float">
            <text:p>158.7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45936" calcext:value-type="float">
            <text:p>158.7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45936" calcext:value-type="float">
            <text:p>158.7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0216" calcext:value-type="float">
            <text:p>158.7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12408" calcext:value-type="float">
            <text:p>158.7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6792" calcext:value-type="float">
            <text:p>158.7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66688" calcext:value-type="float">
            <text:p>158.6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7648" calcext:value-type="float">
            <text:p>158.7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9464" calcext:value-type="float">
            <text:p>158.7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3744" calcext:value-type="float">
            <text:p>158.7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3744" calcext:value-type="float">
            <text:p>158.7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61176" calcext:value-type="float">
            <text:p>158.7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4328" calcext:value-type="float">
            <text:p>158.8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128" calcext:value-type="float">
            <text:p>158.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6416" calcext:value-type="float">
            <text:p>158.7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43472" calcext:value-type="float">
            <text:p>158.8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73952" calcext:value-type="float">
            <text:p>158.8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58712" calcext:value-type="float">
            <text:p>158.8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43472" calcext:value-type="float">
            <text:p>158.8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4652" calcext:value-type="float">
            <text:p>158.8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40424" calcext:value-type="float">
            <text:p>158.8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0748" calcext:value-type="float">
            <text:p>158.9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0152" calcext:value-type="float">
            <text:p>158.9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9892" calcext:value-type="float">
            <text:p>158.9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032" calcext:value-type="float">
            <text:p>158.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19088" calcext:value-type="float">
            <text:p>158.8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4912" calcext:value-type="float">
            <text:p>158.9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9672" calcext:value-type="float">
            <text:p>158.9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368" calcext:value-type="float">
            <text:p>158.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41008" calcext:value-type="float">
            <text:p>158.9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92824" calcext:value-type="float">
            <text:p>158.9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6728" calcext:value-type="float">
            <text:p>158.9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81216" calcext:value-type="float">
            <text:p>159.0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5988" calcext:value-type="float">
            <text:p>159.0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8064" calcext:value-type="float">
            <text:p>159.0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87312" calcext:value-type="float">
            <text:p>159.0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4744" calcext:value-type="float">
            <text:p>159.1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5988" calcext:value-type="float">
            <text:p>159.0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2552" calcext:value-type="float">
            <text:p>159.1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2928" calcext:value-type="float">
            <text:p>159.0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608" calcext:value-type="float">
            <text:p>159.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78752" calcext:value-type="float">
            <text:p>159.1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132" calcext:value-type="float">
            <text:p>159.1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1696" calcext:value-type="float">
            <text:p>159.1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78752" calcext:value-type="float">
            <text:p>159.1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9704" calcext:value-type="float">
            <text:p>159.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0568" calcext:value-type="float">
            <text:p>159.2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8376" calcext:value-type="float">
            <text:p>159.2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6664" calcext:value-type="float">
            <text:p>159.2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6288" calcext:value-type="float">
            <text:p>159.2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2864" calcext:value-type="float">
            <text:p>159.3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0192" calcext:value-type="float">
            <text:p>159.2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8584" calcext:value-type="float">
            <text:p>159.3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42" calcext:value-type="float">
            <text:p>159.3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92112" calcext:value-type="float">
            <text:p>159.3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2488" calcext:value-type="float">
            <text:p>159.3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01256" calcext:value-type="float">
            <text:p>159.4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612" calcext:value-type="float">
            <text:p>159.4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0504" calcext:value-type="float">
            <text:p>159.4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7456" calcext:value-type="float">
            <text:p>159.4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6704" calcext:value-type="float">
            <text:p>159.5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14032" calcext:value-type="float">
            <text:p>159.5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7456" calcext:value-type="float">
            <text:p>159.4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37832" calcext:value-type="float">
            <text:p>159.4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46976" calcext:value-type="float">
            <text:p>159.4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4408" calcext:value-type="float">
            <text:p>159.4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5368" calcext:value-type="float">
            <text:p>159.5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9648" calcext:value-type="float">
            <text:p>159.4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944" calcext:value-type="float">
            <text:p>159.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28" calcext:value-type="float">
            <text:p>159.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0184" calcext:value-type="float">
            <text:p>159.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43928" calcext:value-type="float">
            <text:p>159.4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11568" calcext:value-type="float">
            <text:p>159.6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78624" calcext:value-type="float">
            <text:p>159.6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6808" calcext:value-type="float">
            <text:p>159.6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9104" calcext:value-type="float">
            <text:p>159.7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616" calcext:value-type="float">
            <text:p>159.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092" calcext:value-type="float">
            <text:p>159.7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4928" calcext:value-type="float">
            <text:p>159.8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0168" calcext:value-type="float">
            <text:p>159.8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616" calcext:value-type="float">
            <text:p>159.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188" calcext:value-type="float">
            <text:p>159.8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2736" calcext:value-type="float">
            <text:p>159.8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5888" calcext:value-type="float">
            <text:p>159.8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4656" calcext:value-type="float">
            <text:p>159.9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5032" calcext:value-type="float">
            <text:p>159.8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0376" calcext:value-type="float">
            <text:p>159.9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44384" calcext:value-type="float">
            <text:p>160.0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6096" calcext:value-type="float">
            <text:p>160.0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4008" calcext:value-type="float">
            <text:p>160.0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62" calcext:value-type="float">
            <text:p>160.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4488" calcext:value-type="float">
            <text:p>160.1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0584" calcext:value-type="float">
            <text:p>160.1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9624" calcext:value-type="float">
            <text:p>160.0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08392" calcext:value-type="float">
            <text:p>160.1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4968" calcext:value-type="float">
            <text:p>160.1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956" calcext:value-type="float">
            <text:p>160.3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8808" calcext:value-type="float">
            <text:p>160.3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3568" calcext:value-type="float">
            <text:p>160.3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3464" calcext:value-type="float">
            <text:p>160.3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6992" calcext:value-type="float">
            <text:p>160.3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18704" calcext:value-type="float">
            <text:p>160.3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5176" calcext:value-type="float">
            <text:p>160.2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5176" calcext:value-type="float">
            <text:p>160.2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3192" calcext:value-type="float">
            <text:p>160.4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98536" calcext:value-type="float">
            <text:p>160.4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0248" calcext:value-type="float">
            <text:p>160.4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3296" calcext:value-type="float">
            <text:p>160.4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672" calcext:value-type="float">
            <text:p>160.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5592" calcext:value-type="float">
            <text:p>160.5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1436" calcext:value-type="float">
            <text:p>160.6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32648" calcext:value-type="float">
            <text:p>160.6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14944" calcext:value-type="float">
            <text:p>160.7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3712" calcext:value-type="float">
            <text:p>160.7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45424" calcext:value-type="float">
            <text:p>160.7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772" calcext:value-type="float">
            <text:p>160.8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5632" calcext:value-type="float">
            <text:p>160.8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0496" calcext:value-type="float">
            <text:p>160.9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868" calcext:value-type="float">
            <text:p>160.8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55736" calcext:value-type="float">
            <text:p>160.9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89264" calcext:value-type="float">
            <text:p>160.9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65464" calcext:value-type="float">
            <text:p>161.0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77656" calcext:value-type="float">
            <text:p>161.0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252" calcext:value-type="float">
            <text:p>161.1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1728" calcext:value-type="float">
            <text:p>161.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968" calcext:value-type="float">
            <text:p>161.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9304" calcext:value-type="float">
            <text:p>161.3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42832" calcext:value-type="float">
            <text:p>161.3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2208" calcext:value-type="float">
            <text:p>161.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86088" calcext:value-type="float">
            <text:p>161.4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4856" calcext:value-type="float">
            <text:p>161.5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352" calcext:value-type="float">
            <text:p>161.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9616" calcext:value-type="float">
            <text:p>161.5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1432" calcext:value-type="float">
            <text:p>161.5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7528" calcext:value-type="float">
            <text:p>161.5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9344" calcext:value-type="float">
            <text:p>161.6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9072" calcext:value-type="float">
            <text:p>161.7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26" calcext:value-type="float">
            <text:p>161.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9176" calcext:value-type="float">
            <text:p>161.8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7568" calcext:value-type="float">
            <text:p>161.8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4144" calcext:value-type="float">
            <text:p>161.9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6816" calcext:value-type="float">
            <text:p>161.9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4728" calcext:value-type="float">
            <text:p>162.0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8736" calcext:value-type="float">
            <text:p>162.0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2264" calcext:value-type="float">
            <text:p>162.1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3496" calcext:value-type="float">
            <text:p>162.0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6272" calcext:value-type="float">
            <text:p>162.1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4184" calcext:value-type="float">
            <text:p>162.2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1616" calcext:value-type="float">
            <text:p>162.2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0008" calcext:value-type="float">
            <text:p>162.3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744" calcext:value-type="float">
            <text:p>162.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5248" calcext:value-type="float">
            <text:p>162.3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5728" calcext:value-type="float">
            <text:p>162.4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6416" calcext:value-type="float">
            <text:p>162.5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2512" calcext:value-type="float">
            <text:p>162.5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3952" calcext:value-type="float">
            <text:p>162.6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0152" calcext:value-type="float">
            <text:p>162.7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5768" calcext:value-type="float">
            <text:p>162.7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3304" calcext:value-type="float">
            <text:p>162.8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8544" calcext:value-type="float">
            <text:p>162.8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4264" calcext:value-type="float">
            <text:p>162.8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3888" calcext:value-type="float">
            <text:p>162.9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5224" calcext:value-type="float">
            <text:p>162.9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6664" calcext:value-type="float">
            <text:p>163.0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5432" calcext:value-type="float">
            <text:p>163.0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1528" calcext:value-type="float">
            <text:p>163.1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5912" calcext:value-type="float">
            <text:p>163.1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1632" calcext:value-type="float">
            <text:p>163.1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53928" calcext:value-type="float">
            <text:p>163.2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4032" calcext:value-type="float">
            <text:p>163.3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0712" calcext:value-type="float">
            <text:p>163.4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0336" calcext:value-type="float">
            <text:p>163.4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7768" calcext:value-type="float">
            <text:p>163.4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9584" calcext:value-type="float">
            <text:p>163.5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8352" calcext:value-type="float">
            <text:p>163.5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01984" calcext:value-type="float">
            <text:p>163.7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332" calcext:value-type="float">
            <text:p>163.7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4656" calcext:value-type="float">
            <text:p>163.7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5616" calcext:value-type="float">
            <text:p>163.8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3048" calcext:value-type="float">
            <text:p>163.8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7432" calcext:value-type="float">
            <text:p>163.8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0584" calcext:value-type="float">
            <text:p>163.9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5448" calcext:value-type="float">
            <text:p>163.9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0208" calcext:value-type="float">
            <text:p>163.9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7536" calcext:value-type="float">
            <text:p>163.9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1336" calcext:value-type="float">
            <text:p>163.8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5136" calcext:value-type="float">
            <text:p>163.7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1504" calcext:value-type="float">
            <text:p>163.6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34928" calcext:value-type="float">
            <text:p>163.6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2904" calcext:value-type="float">
            <text:p>163.4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0128" calcext:value-type="float">
            <text:p>163.3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84408" calcext:value-type="float">
            <text:p>163.2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1256" calcext:value-type="float">
            <text:p>163.2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96016" calcext:value-type="float">
            <text:p>163.1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3824" calcext:value-type="float">
            <text:p>163.1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7728" calcext:value-type="float">
            <text:p>163.1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62488" calcext:value-type="float">
            <text:p>163.1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2008" calcext:value-type="float">
            <text:p>163.1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4576" calcext:value-type="float">
            <text:p>163.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5808" calcext:value-type="float">
            <text:p>163.0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6664" calcext:value-type="float">
            <text:p>163.0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276" calcext:value-type="float">
            <text:p>163.0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3136" calcext:value-type="float">
            <text:p>163.0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3136" calcext:value-type="float">
            <text:p>163.0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5224" calcext:value-type="float">
            <text:p>162.9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0088" calcext:value-type="float">
            <text:p>163.0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9712" calcext:value-type="float">
            <text:p>163.0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276" calcext:value-type="float">
            <text:p>163.0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9232" calcext:value-type="float">
            <text:p>163.0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8856" calcext:value-type="float">
            <text:p>163.0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1048" calcext:value-type="float">
            <text:p>163.0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3616" calcext:value-type="float">
            <text:p>163.0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2864" calcext:value-type="float">
            <text:p>163.1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2864" calcext:value-type="float">
            <text:p>163.1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6872" calcext:value-type="float">
            <text:p>163.1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4304" calcext:value-type="float">
            <text:p>163.2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56392" calcext:value-type="float">
            <text:p>163.1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0776" calcext:value-type="float">
            <text:p>163.1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2112" calcext:value-type="float">
            <text:p>163.2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8688" calcext:value-type="float">
            <text:p>163.2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9168" calcext:value-type="float">
            <text:p>163.2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8136" calcext:value-type="float">
            <text:p>163.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4888" calcext:value-type="float">
            <text:p>163.3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0712" calcext:value-type="float">
            <text:p>163.4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2152" calcext:value-type="float">
            <text:p>163.5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3112" calcext:value-type="float">
            <text:p>163.5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5784" calcext:value-type="float">
            <text:p>163.6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4712" calcext:value-type="float">
            <text:p>163.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0168" calcext:value-type="float">
            <text:p>163.6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9416" calcext:value-type="float">
            <text:p>163.7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2944" calcext:value-type="float">
            <text:p>163.7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1712" calcext:value-type="float">
            <text:p>163.8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4008" calcext:value-type="float">
            <text:p>163.8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1288" calcext:value-type="float">
            <text:p>164.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6032" calcext:value-type="float">
            <text:p>164.0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5004" calcext:value-type="float">
            <text:p>164.1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3504" calcext:value-type="float">
            <text:p>164.4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4088" calcext:value-type="float">
            <text:p>164.5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56008" calcext:value-type="float">
            <text:p>164.6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41936" calcext:value-type="float">
            <text:p>164.8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57176" calcext:value-type="float">
            <text:p>164.8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9016" calcext:value-type="float">
            <text:p>164.3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68328" calcext:value-type="float">
            <text:p>164.1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0144" calcext:value-type="float">
            <text:p>164.2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6472" calcext:value-type="float">
            <text:p>163.7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2256" calcext:value-type="float">
            <text:p>163.5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0608" calcext:value-type="float">
            <text:p>163.3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5432" calcext:value-type="float">
            <text:p>163.0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5392" calcext:value-type="float">
            <text:p>162.7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5392" calcext:value-type="float">
            <text:p>162.7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2448" calcext:value-type="float">
            <text:p>162.8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1864" calcext:value-type="float">
            <text:p>162.7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7064" calcext:value-type="float">
            <text:p>162.4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4896" calcext:value-type="float">
            <text:p>161.8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05672" calcext:value-type="float">
            <text:p>161.2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4464" calcext:value-type="float">
            <text:p>160.6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24088" calcext:value-type="float">
            <text:p>160.7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0248" calcext:value-type="float">
            <text:p>160.4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96" calcext:value-type="float">
            <text:p>160.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9872" calcext:value-type="float">
            <text:p>160.5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6704" calcext:value-type="float">
            <text:p>159.5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328" calcext:value-type="float">
            <text:p>159.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45096" calcext:value-type="float">
            <text:p>159.6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7624" calcext:value-type="float">
            <text:p>159.2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2008" calcext:value-type="float">
            <text:p>159.3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0296" calcext:value-type="float">
            <text:p>159.3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992" calcext:value-type="float">
            <text:p>159.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5744" calcext:value-type="float">
            <text:p>159.4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4512" calcext:value-type="float">
            <text:p>159.5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0608" calcext:value-type="float">
            <text:p>159.5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32448" calcext:value-type="float">
            <text:p>159.0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1592" calcext:value-type="float">
            <text:p>159.0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9024" calcext:value-type="float">
            <text:p>159.0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11112" calcext:value-type="float">
            <text:p>159.0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6844" calcext:value-type="float">
            <text:p>158.9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6728" calcext:value-type="float">
            <text:p>158.9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92824" calcext:value-type="float">
            <text:p>158.9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71488" calcext:value-type="float">
            <text:p>158.9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9776" calcext:value-type="float">
            <text:p>158.9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8336" calcext:value-type="float">
            <text:p>158.8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25184" calcext:value-type="float">
            <text:p>158.8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2512" calcext:value-type="float">
            <text:p>158.7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97752" calcext:value-type="float">
            <text:p>158.7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52616" calcext:value-type="float">
            <text:p>158.8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77" calcext:value-type="float">
            <text:p>158.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32" calcext:value-type="float">
            <text:p>158.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77584" calcext:value-type="float">
            <text:p>158.9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1864" calcext:value-type="float">
            <text:p>158.9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4912" calcext:value-type="float">
            <text:p>158.9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8336" calcext:value-type="float">
            <text:p>158.8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89192" calcext:value-type="float">
            <text:p>158.8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70904" calcext:value-type="float">
            <text:p>158.8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52616" calcext:value-type="float">
            <text:p>158.8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77" calcext:value-type="float">
            <text:p>158.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1604" calcext:value-type="float">
            <text:p>158.8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3744" calcext:value-type="float">
            <text:p>158.7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984" calcext:value-type="float">
            <text:p>158.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61176" calcext:value-type="float">
            <text:p>158.7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67272" calcext:value-type="float">
            <text:p>158.7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2512" calcext:value-type="float">
            <text:p>158.7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3848" calcext:value-type="float">
            <text:p>158.8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58712" calcext:value-type="float">
            <text:p>158.8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224" calcext:value-type="float">
            <text:p>158.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89192" calcext:value-type="float">
            <text:p>158.8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0748" calcext:value-type="float">
            <text:p>158.9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1864" calcext:value-type="float">
            <text:p>158.9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49568" calcext:value-type="float">
            <text:p>158.8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46" calcext:value-type="float">
            <text:p>158.7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19088" calcext:value-type="float">
            <text:p>158.8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94704" calcext:value-type="float">
            <text:p>158.7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5288" calcext:value-type="float">
            <text:p>158.8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42888" calcext:value-type="float">
            <text:p>158.7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7376" calcext:value-type="float">
            <text:p>158.8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4912" calcext:value-type="float">
            <text:p>158.9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6248" calcext:value-type="float">
            <text:p>158.9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71488" calcext:value-type="float">
            <text:p>158.9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9296" calcext:value-type="float">
            <text:p>158.9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0528" calcext:value-type="float">
            <text:p>158.9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176" calcext:value-type="float">
            <text:p>158.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6844" calcext:value-type="float">
            <text:p>158.9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47104" calcext:value-type="float">
            <text:p>158.9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95872" calcext:value-type="float">
            <text:p>158.9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1968" calcext:value-type="float">
            <text:p>159.0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94" calcext:value-type="float">
            <text:p>159.0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35496" calcext:value-type="float">
            <text:p>159.0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6844" calcext:value-type="float">
            <text:p>158.9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7856" calcext:value-type="float">
            <text:p>158.8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28816" calcext:value-type="float">
            <text:p>158.9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2072" calcext:value-type="float">
            <text:p>159.0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5976" calcext:value-type="float">
            <text:p>159.0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9776" calcext:value-type="float">
            <text:p>158.9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11112" calcext:value-type="float">
            <text:p>159.0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5976" calcext:value-type="float">
            <text:p>159.0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1592" calcext:value-type="float">
            <text:p>159.0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0464" calcext:value-type="float">
            <text:p>159.1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0088" calcext:value-type="float">
            <text:p>159.2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4744" calcext:value-type="float">
            <text:p>159.1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2552" calcext:value-type="float">
            <text:p>159.1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7416" calcext:value-type="float">
            <text:p>159.1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50736" calcext:value-type="float">
            <text:p>159.0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3408" calcext:value-type="float">
            <text:p>159.0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5976" calcext:value-type="float">
            <text:p>159.0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94" calcext:value-type="float">
            <text:p>159.0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036" calcext:value-type="float">
            <text:p>159.0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45224" calcext:value-type="float">
            <text:p>159.1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6664" calcext:value-type="float">
            <text:p>159.2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1696" calcext:value-type="float">
            <text:p>159.1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084" calcext:value-type="float">
            <text:p>159.1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6184" calcext:value-type="float">
            <text:p>159.2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1048" calcext:value-type="float">
            <text:p>159.2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9816" calcext:value-type="float">
            <text:p>159.3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5432" calcext:value-type="float">
            <text:p>159.2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0672" calcext:value-type="float">
            <text:p>159.3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5328" calcext:value-type="float">
            <text:p>159.2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7248" calcext:value-type="float">
            <text:p>159.3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07352" calcext:value-type="float">
            <text:p>159.4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2488" calcext:value-type="float">
            <text:p>159.3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0296" calcext:value-type="float">
            <text:p>159.3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564" calcext:value-type="float">
            <text:p>159.4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0296" calcext:value-type="float">
            <text:p>159.3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37832" calcext:value-type="float">
            <text:p>159.4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6016" calcext:value-type="float">
            <text:p>159.3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3448" calcext:value-type="float">
            <text:p>159.4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3176" calcext:value-type="float">
            <text:p>159.5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9648" calcext:value-type="float">
            <text:p>159.4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4512" calcext:value-type="float">
            <text:p>159.5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9752" calcext:value-type="float">
            <text:p>159.5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3176" calcext:value-type="float">
            <text:p>159.5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0504" calcext:value-type="float">
            <text:p>159.4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8792" calcext:value-type="float">
            <text:p>159.4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5744" calcext:value-type="float">
            <text:p>159.4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4408" calcext:value-type="float">
            <text:p>159.4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8896" calcext:value-type="float">
            <text:p>159.5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328" calcext:value-type="float">
            <text:p>159.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4992" calcext:value-type="float">
            <text:p>159.5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02424" calcext:value-type="float">
            <text:p>159.6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72528" calcext:value-type="float">
            <text:p>159.6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9376" calcext:value-type="float">
            <text:p>159.5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2696" calcext:value-type="float">
            <text:p>159.4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9856" calcext:value-type="float">
            <text:p>159.6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0608" calcext:value-type="float">
            <text:p>159.5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424" calcext:value-type="float">
            <text:p>159.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6536" calcext:value-type="float">
            <text:p>159.7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5304" calcext:value-type="float">
            <text:p>159.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568" calcext:value-type="float">
            <text:p>159.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996" calcext:value-type="float">
            <text:p>159.6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3968" calcext:value-type="float">
            <text:p>159.7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7224" calcext:value-type="float">
            <text:p>159.9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4552" calcext:value-type="float">
            <text:p>159.8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5784" calcext:value-type="float">
            <text:p>159.8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2736" calcext:value-type="float">
            <text:p>159.8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1984" calcext:value-type="float">
            <text:p>159.8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4656" calcext:value-type="float">
            <text:p>159.9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0272" calcext:value-type="float">
            <text:p>159.9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5992" calcext:value-type="float">
            <text:p>159.9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8184" calcext:value-type="float">
            <text:p>159.9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856" calcext:value-type="float">
            <text:p>159.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8184" calcext:value-type="float">
            <text:p>159.9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096" calcext:value-type="float">
            <text:p>160.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41336" calcext:value-type="float">
            <text:p>160.0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524" calcext:value-type="float">
            <text:p>160.0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524" calcext:value-type="float">
            <text:p>160.0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3528" calcext:value-type="float">
            <text:p>160.0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144" calcext:value-type="float">
            <text:p>160.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336" calcext:value-type="float">
            <text:p>160.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27264" calcext:value-type="float">
            <text:p>160.2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8976" calcext:value-type="float">
            <text:p>160.2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3256" calcext:value-type="float">
            <text:p>160.1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05344" calcext:value-type="float">
            <text:p>160.1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05344" calcext:value-type="float">
            <text:p>160.1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62" calcext:value-type="float">
            <text:p>160.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6616" calcext:value-type="float">
            <text:p>160.3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6616" calcext:value-type="float">
            <text:p>160.3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07096" calcext:value-type="float">
            <text:p>160.4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1104" calcext:value-type="float">
            <text:p>160.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4632" calcext:value-type="float">
            <text:p>160.5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864" calcext:value-type="float">
            <text:p>160.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29016" calcext:value-type="float">
            <text:p>160.5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3776" calcext:value-type="float">
            <text:p>160.5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44256" calcext:value-type="float">
            <text:p>160.5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6928" calcext:value-type="float">
            <text:p>160.5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2064" calcext:value-type="float">
            <text:p>160.5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008" calcext:value-type="float">
            <text:p>160.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42376" calcext:value-type="float">
            <text:p>160.7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08264" calcext:value-type="float">
            <text:p>160.6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11896" calcext:value-type="float">
            <text:p>160.7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5152" calcext:value-type="float">
            <text:p>160.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48472" calcext:value-type="float">
            <text:p>160.7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06384" calcext:value-type="float">
            <text:p>160.8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7448" calcext:value-type="float">
            <text:p>160.9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7072" calcext:value-type="float">
            <text:p>160.9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106" calcext:value-type="float">
            <text:p>161.0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83752" calcext:value-type="float">
            <text:p>161.0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8032" calcext:value-type="float">
            <text:p>161.0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8616" calcext:value-type="float">
            <text:p>161.1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44712" calcext:value-type="float">
            <text:p>161.1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9952" calcext:value-type="float">
            <text:p>161.1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0872" calcext:value-type="float">
            <text:p>161.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3104" calcext:value-type="float">
            <text:p>161.2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4064" calcext:value-type="float">
            <text:p>161.2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9784" calcext:value-type="float">
            <text:p>161.3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9784" calcext:value-type="float">
            <text:p>161.3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48928" calcext:value-type="float">
            <text:p>161.3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48928" calcext:value-type="float">
            <text:p>161.3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1976" calcext:value-type="float">
            <text:p>161.3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25712" calcext:value-type="float">
            <text:p>161.5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02" calcext:value-type="float">
            <text:p>161.6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68384" calcext:value-type="float">
            <text:p>161.5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6944" calcext:value-type="float">
            <text:p>161.4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6944" calcext:value-type="float">
            <text:p>161.4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972" calcext:value-type="float">
            <text:p>161.5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5064" calcext:value-type="float">
            <text:p>161.6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02496" calcext:value-type="float">
            <text:p>161.7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164" calcext:value-type="float">
            <text:p>161.7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4312" calcext:value-type="float">
            <text:p>161.7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452" calcext:value-type="float">
            <text:p>161.8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4144" calcext:value-type="float">
            <text:p>161.9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1952" calcext:value-type="float">
            <text:p>161.9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356" calcext:value-type="float">
            <text:p>161.8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452" calcext:value-type="float">
            <text:p>161.8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1096" calcext:value-type="float">
            <text:p>161.9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1952" calcext:value-type="float">
            <text:p>161.9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5" calcext:value-type="float">
            <text:p>161.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072" calcext:value-type="float">
            <text:p>161.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12" calcext:value-type="float">
            <text:p>162.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3872" calcext:value-type="float">
            <text:p>162.0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71304" calcext:value-type="float">
            <text:p>162.0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9968" calcext:value-type="float">
            <text:p>162.0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5208" calcext:value-type="float">
            <text:p>162.0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0448" calcext:value-type="float">
            <text:p>162.0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3976" calcext:value-type="float">
            <text:p>162.1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8464" calcext:value-type="float">
            <text:p>162.2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98" calcext:value-type="float">
            <text:p>162.2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3328" calcext:value-type="float">
            <text:p>162.2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504" calcext:value-type="float">
            <text:p>162.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1512" calcext:value-type="float">
            <text:p>162.2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7232" calcext:value-type="float">
            <text:p>162.2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7712" calcext:value-type="float">
            <text:p>162.2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4288" calcext:value-type="float">
            <text:p>162.3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124" calcext:value-type="float">
            <text:p>162.3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6856" calcext:value-type="float">
            <text:p>162.2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42576" calcext:value-type="float">
            <text:p>162.3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268" calcext:value-type="float">
            <text:p>162.4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8296" calcext:value-type="float">
            <text:p>162.3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648" calcext:value-type="float">
            <text:p>162.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7712" calcext:value-type="float">
            <text:p>162.2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3808" calcext:value-type="float">
            <text:p>162.2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45624" calcext:value-type="float">
            <text:p>162.3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8776" calcext:value-type="float">
            <text:p>162.4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3056" calcext:value-type="float">
            <text:p>162.3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0864" calcext:value-type="float">
            <text:p>162.3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0488" calcext:value-type="float">
            <text:p>162.4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22" calcext:value-type="float">
            <text:p>162.3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5728" calcext:value-type="float">
            <text:p>162.4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9736" calcext:value-type="float">
            <text:p>162.4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1552" calcext:value-type="float">
            <text:p>162.5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2032" calcext:value-type="float">
            <text:p>162.5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6792" calcext:value-type="float">
            <text:p>162.5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46" calcext:value-type="float">
            <text:p>162.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8128" calcext:value-type="float">
            <text:p>162.5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4128" calcext:value-type="float">
            <text:p>162.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3472" calcext:value-type="float">
            <text:p>162.6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3848" calcext:value-type="float">
            <text:p>162.6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652" calcext:value-type="float">
            <text:p>162.6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3952" calcext:value-type="float">
            <text:p>162.6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8712" calcext:value-type="float">
            <text:p>162.6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7" calcext:value-type="float">
            <text:p>162.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8816" calcext:value-type="float">
            <text:p>162.7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4056" calcext:value-type="float">
            <text:p>162.7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7104" calcext:value-type="float">
            <text:p>162.7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1968" calcext:value-type="float">
            <text:p>162.8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1592" calcext:value-type="float">
            <text:p>162.8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464" calcext:value-type="float">
            <text:p>162.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5496" calcext:value-type="float">
            <text:p>162.8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9504" calcext:value-type="float">
            <text:p>162.9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6132" calcext:value-type="float">
            <text:p>162.9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9984" calcext:value-type="float">
            <text:p>162.9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9984" calcext:value-type="float">
            <text:p>162.9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3032" calcext:value-type="float">
            <text:p>162.9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9984" calcext:value-type="float">
            <text:p>162.9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9984" calcext:value-type="float">
            <text:p>162.9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608" calcext:value-type="float">
            <text:p>162.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7312" calcext:value-type="float">
            <text:p>162.8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3408" calcext:value-type="float">
            <text:p>162.9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21696" calcext:value-type="float">
            <text:p>162.9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3032" calcext:value-type="float">
            <text:p>162.9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6936" calcext:value-type="float">
            <text:p>162.9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24744" calcext:value-type="float">
            <text:p>162.9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3784" calcext:value-type="float">
            <text:p>162.8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2552" calcext:value-type="float">
            <text:p>162.9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56" calcext:value-type="float">
            <text:p>162.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464" calcext:value-type="float">
            <text:p>162.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6728" calcext:value-type="float">
            <text:p>162.7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8816" calcext:value-type="float">
            <text:p>162.7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3576" calcext:value-type="float">
            <text:p>162.7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3096" calcext:value-type="float">
            <text:p>162.6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7856" calcext:value-type="float">
            <text:p>162.6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5936" calcext:value-type="float">
            <text:p>162.5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7168" calcext:value-type="float">
            <text:p>162.5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8888" calcext:value-type="float">
            <text:p>162.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20912" calcext:value-type="float">
            <text:p>161.2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67544" calcext:value-type="float">
            <text:p>162.4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0112" calcext:value-type="float">
            <text:p>162.4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5248" calcext:value-type="float">
            <text:p>162.3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8192" calcext:value-type="float">
            <text:p>162.3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6856" calcext:value-type="float">
            <text:p>162.2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9904" calcext:value-type="float">
            <text:p>162.2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7232" calcext:value-type="float">
            <text:p>162.2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408" calcext:value-type="float">
            <text:p>162.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2368" calcext:value-type="float">
            <text:p>162.2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9216" calcext:value-type="float">
            <text:p>162.1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8256" calcext:value-type="float">
            <text:p>162.0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5584" calcext:value-type="float">
            <text:p>162.0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5584" calcext:value-type="float">
            <text:p>162.0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0344" calcext:value-type="float">
            <text:p>162.0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7296" calcext:value-type="float">
            <text:p>162.0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2056" calcext:value-type="float">
            <text:p>161.9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6712" calcext:value-type="float">
            <text:p>161.9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6712" calcext:value-type="float">
            <text:p>161.9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7464" calcext:value-type="float">
            <text:p>161.8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2328" calcext:value-type="float">
            <text:p>161.8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0408" calcext:value-type="float">
            <text:p>161.7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2976" calcext:value-type="float">
            <text:p>161.7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5064" calcext:value-type="float">
            <text:p>161.6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3248" calcext:value-type="float">
            <text:p>161.6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9344" calcext:value-type="float">
            <text:p>161.6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352" calcext:value-type="float">
            <text:p>161.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4272" calcext:value-type="float">
            <text:p>161.4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8072" calcext:value-type="float">
            <text:p>161.3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21496" calcext:value-type="float">
            <text:p>161.3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0536" calcext:value-type="float">
            <text:p>161.2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92" calcext:value-type="float">
            <text:p>161.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51392" calcext:value-type="float">
            <text:p>161.2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77656" calcext:value-type="float">
            <text:p>161.0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8888" calcext:value-type="float">
            <text:p>161.0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83168" calcext:value-type="float">
            <text:p>160.9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55736" calcext:value-type="float">
            <text:p>160.9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2584" calcext:value-type="float">
            <text:p>160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39912" calcext:value-type="float">
            <text:p>160.8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30768" calcext:value-type="float">
            <text:p>160.8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296" calcext:value-type="float">
            <text:p>160.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9808" calcext:value-type="float">
            <text:p>160.7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9704" calcext:value-type="float">
            <text:p>160.6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3128" calcext:value-type="float">
            <text:p>160.6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96" calcext:value-type="float">
            <text:p>160.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5592" calcext:value-type="float">
            <text:p>160.5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3024" calcext:value-type="float">
            <text:p>160.5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2292" calcext:value-type="float">
            <text:p>160.5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25968" calcext:value-type="float">
            <text:p>160.5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29016" calcext:value-type="float">
            <text:p>160.5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55864" calcext:value-type="float">
            <text:p>160.4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672" calcext:value-type="float">
            <text:p>160.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34528" calcext:value-type="float">
            <text:p>160.4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48" calcext:value-type="float">
            <text:p>160.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1752" calcext:value-type="float">
            <text:p>160.3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3088" calcext:value-type="float">
            <text:p>160.3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0312" calcext:value-type="float">
            <text:p>160.2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486" calcext:value-type="float">
            <text:p>160.2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716" calcext:value-type="float">
            <text:p>160.1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192" calcext:value-type="float">
            <text:p>160.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0584" calcext:value-type="float">
            <text:p>160.1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0584" calcext:value-type="float">
            <text:p>160.1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144" calcext:value-type="float">
            <text:p>160.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47432" calcext:value-type="float">
            <text:p>160.0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62672" calcext:value-type="float">
            <text:p>160.0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68768" calcext:value-type="float">
            <text:p>160.0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41336" calcext:value-type="float">
            <text:p>160.0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0752" calcext:value-type="float">
            <text:p>159.9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2464" calcext:value-type="float">
            <text:p>159.9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3008" calcext:value-type="float">
            <text:p>159.7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1296" calcext:value-type="float">
            <text:p>159.7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568" calcext:value-type="float">
            <text:p>159.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996" calcext:value-type="float">
            <text:p>159.6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3384" calcext:value-type="float">
            <text:p>159.6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87768" calcext:value-type="float">
            <text:p>159.6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17664" calcext:value-type="float">
            <text:p>159.6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7184" calcext:value-type="float">
            <text:p>159.5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7184" calcext:value-type="float">
            <text:p>159.5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0608" calcext:value-type="float">
            <text:p>159.5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1708" calcext:value-type="float">
            <text:p>159.5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3552" calcext:value-type="float">
            <text:p>159.4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9648" calcext:value-type="float">
            <text:p>159.4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68312" calcext:value-type="float">
            <text:p>159.4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0024" calcext:value-type="float">
            <text:p>159.4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10984" calcext:value-type="float">
            <text:p>159.5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0504" calcext:value-type="float">
            <text:p>159.4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31736" calcext:value-type="float">
            <text:p>159.4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9516" calcext:value-type="float">
            <text:p>159.3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5912" calcext:value-type="float">
            <text:p>159.3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2968" calcext:value-type="float">
            <text:p>159.3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9544" calcext:value-type="float">
            <text:p>159.4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0024" calcext:value-type="float">
            <text:p>159.4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68312" calcext:value-type="float">
            <text:p>159.4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4088" calcext:value-type="float">
            <text:p>159.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6872" calcext:value-type="float">
            <text:p>159.3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42" calcext:value-type="float">
            <text:p>159.3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992" calcext:value-type="float">
            <text:p>159.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3072" calcext:value-type="float">
            <text:p>159.4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6768" calcext:value-type="float">
            <text:p>159.3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0776" calcext:value-type="float">
            <text:p>159.3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1152" calcext:value-type="float">
            <text:p>159.3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7248" calcext:value-type="float">
            <text:p>159.3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01256" calcext:value-type="float">
            <text:p>159.4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468" calcext:value-type="float">
            <text:p>159.3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1152" calcext:value-type="float">
            <text:p>159.3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7624" calcext:value-type="float">
            <text:p>159.2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0296" calcext:value-type="float">
            <text:p>159.3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276" calcext:value-type="float">
            <text:p>159.2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7248" calcext:value-type="float">
            <text:p>159.3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372" calcext:value-type="float">
            <text:p>159.3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1904" calcext:value-type="float">
            <text:p>159.2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6288" calcext:value-type="float">
            <text:p>159.2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0776" calcext:value-type="float">
            <text:p>159.3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2968" calcext:value-type="float">
            <text:p>159.3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8688" calcext:value-type="float">
            <text:p>159.4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0504" calcext:value-type="float">
            <text:p>159.4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3552" calcext:value-type="float">
            <text:p>159.4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848" calcext:value-type="float">
            <text:p>159.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564" calcext:value-type="float">
            <text:p>159.4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6704" calcext:value-type="float">
            <text:p>159.5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756" calcext:value-type="float">
            <text:p>159.5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8416" calcext:value-type="float">
            <text:p>159.5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4088" calcext:value-type="float">
            <text:p>159.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3072" calcext:value-type="float">
            <text:p>159.4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04" calcext:value-type="float">
            <text:p>159.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9168" calcext:value-type="float">
            <text:p>159.4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9272" calcext:value-type="float">
            <text:p>159.5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02424" calcext:value-type="float">
            <text:p>159.6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0232" calcext:value-type="float">
            <text:p>159.5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0184" calcext:value-type="float">
            <text:p>159.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0232" calcext:value-type="float">
            <text:p>159.5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804" calcext:value-type="float">
            <text:p>159.5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9" calcext:value-type="float">
            <text:p>159.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0336" calcext:value-type="float">
            <text:p>159.6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6808" calcext:value-type="float">
            <text:p>159.6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6808" calcext:value-type="float">
            <text:p>159.6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424" calcext:value-type="float">
            <text:p>159.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8472" calcext:value-type="float">
            <text:p>159.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0816" calcext:value-type="float">
            <text:p>159.6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948" calcext:value-type="float">
            <text:p>159.6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3488" calcext:value-type="float">
            <text:p>159.7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6432" calcext:value-type="float">
            <text:p>159.6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2736" calcext:value-type="float">
            <text:p>159.8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4176" calcext:value-type="float">
            <text:p>159.9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9792" calcext:value-type="float">
            <text:p>159.8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3696" calcext:value-type="float">
            <text:p>159.8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9312" calcext:value-type="float">
            <text:p>159.8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6368" calcext:value-type="float">
            <text:p>159.9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0752" calcext:value-type="float">
            <text:p>159.9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01712" calcext:value-type="float">
            <text:p>160.0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7704" calcext:value-type="float">
            <text:p>159.9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3048" calcext:value-type="float">
            <text:p>160.0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9896" calcext:value-type="float">
            <text:p>159.9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9792" calcext:value-type="float">
            <text:p>159.8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5512" calcext:value-type="float">
            <text:p>159.9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0376" calcext:value-type="float">
            <text:p>159.9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2944" calcext:value-type="float">
            <text:p>159.9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0376" calcext:value-type="float">
            <text:p>159.9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5136" calcext:value-type="float">
            <text:p>159.9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6472" calcext:value-type="float">
            <text:p>159.9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05344" calcext:value-type="float">
            <text:p>160.1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3152" calcext:value-type="float">
            <text:p>160.0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1816" calcext:value-type="float">
            <text:p>160.0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9144" calcext:value-type="float">
            <text:p>160.0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332" calcext:value-type="float">
            <text:p>159.9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0376" calcext:value-type="float">
            <text:p>159.9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7328" calcext:value-type="float">
            <text:p>159.9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10856" calcext:value-type="float">
            <text:p>160.0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62" calcext:value-type="float">
            <text:p>160.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35824" calcext:value-type="float">
            <text:p>160.1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5448" calcext:value-type="float">
            <text:p>160.1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24" calcext:value-type="float">
            <text:p>160.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8496" calcext:value-type="float">
            <text:p>160.1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38872" calcext:value-type="float">
            <text:p>160.1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6304" calcext:value-type="float">
            <text:p>160.1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7536" calcext:value-type="float">
            <text:p>160.1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6304" calcext:value-type="float">
            <text:p>160.1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8976" calcext:value-type="float">
            <text:p>160.2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93736" calcext:value-type="float">
            <text:p>160.1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6888" calcext:value-type="float">
            <text:p>160.2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24" calcext:value-type="float">
            <text:p>160.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096" calcext:value-type="float">
            <text:p>160.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99832" calcext:value-type="float">
            <text:p>160.1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15656" calcext:value-type="float">
            <text:p>160.3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7952" calcext:value-type="float">
            <text:p>160.3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6616" calcext:value-type="float">
            <text:p>160.3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432" calcext:value-type="float">
            <text:p>160.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18704" calcext:value-type="float">
            <text:p>160.3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76032" calcext:value-type="float">
            <text:p>160.2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624" calcext:value-type="float">
            <text:p>160.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9768" calcext:value-type="float">
            <text:p>160.4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3192" calcext:value-type="float">
            <text:p>160.4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2712" calcext:value-type="float">
            <text:p>160.3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04048" calcext:value-type="float">
            <text:p>160.4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816" calcext:value-type="float">
            <text:p>160.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5112" calcext:value-type="float">
            <text:p>160.5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0728" calcext:value-type="float">
            <text:p>160.5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2292" calcext:value-type="float">
            <text:p>160.5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0728" calcext:value-type="float">
            <text:p>160.5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9392" calcext:value-type="float">
            <text:p>160.4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01" calcext:value-type="float">
            <text:p>160.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02168" calcext:value-type="float">
            <text:p>160.6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1436" calcext:value-type="float">
            <text:p>160.6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912" calcext:value-type="float">
            <text:p>160.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388" calcext:value-type="float">
            <text:p>160.5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5592" calcext:value-type="float">
            <text:p>160.5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3128" calcext:value-type="float">
            <text:p>160.6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0456" calcext:value-type="float">
            <text:p>160.6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41792" calcext:value-type="float">
            <text:p>160.6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4464" calcext:value-type="float">
            <text:p>160.6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57616" calcext:value-type="float">
            <text:p>160.7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14944" calcext:value-type="float">
            <text:p>160.7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57616" calcext:value-type="float">
            <text:p>160.7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39912" calcext:value-type="float">
            <text:p>160.8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4672" calcext:value-type="float">
            <text:p>160.8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2584" calcext:value-type="float">
            <text:p>160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8304" calcext:value-type="float">
            <text:p>160.9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9536" calcext:value-type="float">
            <text:p>160.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7072" calcext:value-type="float">
            <text:p>160.9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16696" calcext:value-type="float">
            <text:p>161.0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6968" calcext:value-type="float">
            <text:p>160.9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62416" calcext:value-type="float">
            <text:p>161.0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252" calcext:value-type="float">
            <text:p>161.1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08136" calcext:value-type="float">
            <text:p>161.1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8616" calcext:value-type="float">
            <text:p>161.1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8012" calcext:value-type="float">
            <text:p>160.9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9952" calcext:value-type="float">
            <text:p>161.1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2248" calcext:value-type="float">
            <text:p>161.2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5444" calcext:value-type="float">
            <text:p>161.2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6256" calcext:value-type="float">
            <text:p>161.3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2728" calcext:value-type="float">
            <text:p>161.2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5608" calcext:value-type="float">
            <text:p>161.4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40368" calcext:value-type="float">
            <text:p>161.4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8656" calcext:value-type="float">
            <text:p>161.4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15984" calcext:value-type="float">
            <text:p>161.4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5608" calcext:value-type="float">
            <text:p>161.4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0472" calcext:value-type="float">
            <text:p>161.5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3248" calcext:value-type="float">
            <text:p>161.6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0496" calcext:value-type="float">
            <text:p>161.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6504" calcext:value-type="float">
            <text:p>161.7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8216" calcext:value-type="float">
            <text:p>161.7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1744" calcext:value-type="float">
            <text:p>161.7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6232" calcext:value-type="float">
            <text:p>161.8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6232" calcext:value-type="float">
            <text:p>161.8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8048" calcext:value-type="float">
            <text:p>161.9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4248" calcext:value-type="float">
            <text:p>162.0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9968" calcext:value-type="float">
            <text:p>162.0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7296" calcext:value-type="float">
            <text:p>162.0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71304" calcext:value-type="float">
            <text:p>162.0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5688" calcext:value-type="float">
            <text:p>162.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5688" calcext:value-type="float">
            <text:p>162.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6168" calcext:value-type="float">
            <text:p>162.1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8736" calcext:value-type="float">
            <text:p>162.0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65792" calcext:value-type="float">
            <text:p>162.1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1992" calcext:value-type="float">
            <text:p>162.2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8192" calcext:value-type="float">
            <text:p>162.3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3912" calcext:value-type="float">
            <text:p>162.3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2512" calcext:value-type="float">
            <text:p>162.5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8608" calcext:value-type="float">
            <text:p>162.5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4432" calcext:value-type="float">
            <text:p>162.7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272" calcext:value-type="float">
            <text:p>162.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7104" calcext:value-type="float">
            <text:p>162.7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5288" calcext:value-type="float">
            <text:p>162.7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5768" calcext:value-type="float">
            <text:p>162.7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0152" calcext:value-type="float">
            <text:p>162.7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9504" calcext:value-type="float">
            <text:p>162.9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0568" calcext:value-type="float">
            <text:p>163.0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1048" calcext:value-type="float">
            <text:p>163.0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5432" calcext:value-type="float">
            <text:p>163.0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53928" calcext:value-type="float">
            <text:p>163.2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78312" calcext:value-type="float">
            <text:p>163.2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8248" calcext:value-type="float">
            <text:p>163.5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014" calcext:value-type="float">
            <text:p>163.6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1504" calcext:value-type="float">
            <text:p>163.6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4176" calcext:value-type="float">
            <text:p>163.7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" calcext:value-type="float">
            <text:p>16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096" calcext:value-type="float">
            <text:p>163.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6784" calcext:value-type="float">
            <text:p>164.0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15928" calcext:value-type="float">
            <text:p>164.0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8224" calcext:value-type="float">
            <text:p>164.0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7952" calcext:value-type="float">
            <text:p>164.2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5968" calcext:value-type="float">
            <text:p>164.3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06072" calcext:value-type="float">
            <text:p>164.4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3504" calcext:value-type="float">
            <text:p>164.4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" calcext:value-type="float">
            <text:p>164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724" calcext:value-type="float">
            <text:p>164.6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25528" calcext:value-type="float">
            <text:p>164.6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53544" calcext:value-type="float">
            <text:p>164.7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5108" calcext:value-type="float">
            <text:p>164.8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7552" calcext:value-type="float">
            <text:p>164.8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08992" calcext:value-type="float">
            <text:p>164.9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66904" calcext:value-type="float">
            <text:p>164.9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3752" calcext:value-type="float">
            <text:p>164.8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60808" calcext:value-type="float">
            <text:p>164.9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53544" calcext:value-type="float">
            <text:p>164.7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35256" calcext:value-type="float">
            <text:p>164.7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04776" calcext:value-type="float">
            <text:p>164.7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7224" calcext:value-type="float">
            <text:p>163.7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83696" calcext:value-type="float">
            <text:p>163.6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856" calcext:value-type="float">
            <text:p>163.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7704" calcext:value-type="float">
            <text:p>163.7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332" calcext:value-type="float">
            <text:p>163.7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89792" calcext:value-type="float">
            <text:p>163.6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7224" calcext:value-type="float">
            <text:p>163.7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856" calcext:value-type="float">
            <text:p>163.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5512" calcext:value-type="float">
            <text:p>163.7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2464" calcext:value-type="float">
            <text:p>163.7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2088" calcext:value-type="float">
            <text:p>163.7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2568" calcext:value-type="float">
            <text:p>163.8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3048" calcext:value-type="float">
            <text:p>163.8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6096" calcext:value-type="float">
            <text:p>163.8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4488" calcext:value-type="float">
            <text:p>163.9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1064" calcext:value-type="float">
            <text:p>163.9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5448" calcext:value-type="float">
            <text:p>163.9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048" calcext:value-type="float">
            <text:p>163.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7912" calcext:value-type="float">
            <text:p>163.8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8496" calcext:value-type="float">
            <text:p>163.9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952" calcext:value-type="float">
            <text:p>163.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2296" calcext:value-type="float">
            <text:p>163.9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76888" calcext:value-type="float">
            <text:p>164.0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1856" calcext:value-type="float">
            <text:p>164.2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6032" calcext:value-type="float">
            <text:p>164.0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476" calcext:value-type="float">
            <text:p>163.8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4344" calcext:value-type="float">
            <text:p>163.5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092" calcext:value-type="float">
            <text:p>163.5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2632" calcext:value-type="float">
            <text:p>163.5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8352" calcext:value-type="float">
            <text:p>163.5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4712" calcext:value-type="float">
            <text:p>163.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332" calcext:value-type="float">
            <text:p>163.7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952" calcext:value-type="float">
            <text:p>163.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572" calcext:value-type="float">
            <text:p>163.8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2776" calcext:value-type="float">
            <text:p>163.9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348" calcext:value-type="float">
            <text:p>164.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0624" calcext:value-type="float">
            <text:p>164.2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53088" calcext:value-type="float">
            <text:p>164.1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5176" calcext:value-type="float">
            <text:p>164.0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432" calcext:value-type="float">
            <text:p>164.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7264" calcext:value-type="float">
            <text:p>164.0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5004" calcext:value-type="float">
            <text:p>164.1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9872" calcext:value-type="float">
            <text:p>164.3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58" calcext:value-type="float">
            <text:p>164.5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4192" calcext:value-type="float">
            <text:p>164.6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2728" calcext:value-type="float">
            <text:p>164.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1288" calcext:value-type="float">
            <text:p>164.9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1832" calcext:value-type="float">
            <text:p>164.7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67616" calcext:value-type="float">
            <text:p>164.5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99392" calcext:value-type="float">
            <text:p>164.2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1104" calcext:value-type="float">
            <text:p>164.2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9312" calcext:value-type="float">
            <text:p>163.6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2632" calcext:value-type="float">
            <text:p>163.5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8832" calcext:value-type="float">
            <text:p>163.6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9376" calcext:value-type="float">
            <text:p>163.4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804" calcext:value-type="float">
            <text:p>163.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472" calcext:value-type="float">
            <text:p>163.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5432" calcext:value-type="float">
            <text:p>163.0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0568" calcext:value-type="float">
            <text:p>163.0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7248" calcext:value-type="float">
            <text:p>163.1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988" calcext:value-type="float">
            <text:p>162.8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9776" calcext:value-type="float">
            <text:p>162.7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6936" calcext:value-type="float">
            <text:p>162.9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652" calcext:value-type="float">
            <text:p>162.6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1384" calcext:value-type="float">
            <text:p>162.7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8712" calcext:value-type="float">
            <text:p>162.6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0552" calcext:value-type="float">
            <text:p>162.1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3184" calcext:value-type="float">
            <text:p>161.8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01328" calcext:value-type="float">
            <text:p>161.5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9536" calcext:value-type="float">
            <text:p>160.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25968" calcext:value-type="float">
            <text:p>160.5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952" calcext:value-type="float">
            <text:p>159.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3384" calcext:value-type="float">
            <text:p>159.6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6432" calcext:value-type="float">
            <text:p>159.6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78624" calcext:value-type="float">
            <text:p>159.6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45096" calcext:value-type="float">
            <text:p>159.6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9" calcext:value-type="float">
            <text:p>159.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3656" calcext:value-type="float">
            <text:p>159.5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8416" calcext:value-type="float">
            <text:p>159.5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3176" calcext:value-type="float">
            <text:p>159.5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9648" calcext:value-type="float">
            <text:p>159.4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8792" calcext:value-type="float">
            <text:p>159.4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8688" calcext:value-type="float">
            <text:p>159.4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2864" calcext:value-type="float">
            <text:p>159.3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0568" calcext:value-type="float">
            <text:p>159.2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4472" calcext:value-type="float">
            <text:p>159.2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3888" calcext:value-type="float">
            <text:p>159.1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8168" calcext:value-type="float">
            <text:p>159.0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2552" calcext:value-type="float">
            <text:p>159.1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8168" calcext:value-type="float">
            <text:p>159.0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56832" calcext:value-type="float">
            <text:p>159.0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1592" calcext:value-type="float">
            <text:p>159.0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32448" calcext:value-type="float">
            <text:p>159.0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0256" calcext:value-type="float">
            <text:p>159.0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11112" calcext:value-type="float">
            <text:p>159.0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71488" calcext:value-type="float">
            <text:p>158.9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1968" calcext:value-type="float">
            <text:p>159.0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11112" calcext:value-type="float">
            <text:p>159.0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6352" calcext:value-type="float">
            <text:p>159.0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1968" calcext:value-type="float">
            <text:p>159.0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3304" calcext:value-type="float">
            <text:p>159.0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5016" calcext:value-type="float">
            <text:p>159.0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796" calcext:value-type="float">
            <text:p>158.9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0748" calcext:value-type="float">
            <text:p>158.9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6728" calcext:value-type="float">
            <text:p>158.9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6844" calcext:value-type="float">
            <text:p>158.9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08064" calcext:value-type="float">
            <text:p>159.0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5988" calcext:value-type="float">
            <text:p>159.0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464" calcext:value-type="float">
            <text:p>159.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8168" calcext:value-type="float">
            <text:p>159.0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9984" calcext:value-type="float">
            <text:p>159.1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656" calcext:value-type="float">
            <text:p>159.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8376" calcext:value-type="float">
            <text:p>159.2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9712" calcext:value-type="float">
            <text:p>159.2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29984" calcext:value-type="float">
            <text:p>159.1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8648" calcext:value-type="float">
            <text:p>159.1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93992" calcext:value-type="float">
            <text:p>159.1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17792" calcext:value-type="float">
            <text:p>159.1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752" calcext:value-type="float">
            <text:p>159.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132" calcext:value-type="float">
            <text:p>159.1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72656" calcext:value-type="float">
            <text:p>159.1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608" calcext:value-type="float">
            <text:p>159.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0568" calcext:value-type="float">
            <text:p>159.2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0192" calcext:value-type="float">
            <text:p>159.2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5912" calcext:value-type="float">
            <text:p>159.3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2488" calcext:value-type="float">
            <text:p>159.3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1152" calcext:value-type="float">
            <text:p>159.3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752" calcext:value-type="float">
            <text:p>159.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4952" calcext:value-type="float">
            <text:p>159.2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0568" calcext:value-type="float">
            <text:p>159.2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6768" calcext:value-type="float">
            <text:p>159.3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5536" calcext:value-type="float">
            <text:p>159.3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3448" calcext:value-type="float">
            <text:p>159.4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1632" calcext:value-type="float">
            <text:p>159.3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2384" calcext:value-type="float">
            <text:p>159.2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3448" calcext:value-type="float">
            <text:p>159.4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01256" calcext:value-type="float">
            <text:p>159.4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9544" calcext:value-type="float">
            <text:p>159.4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31736" calcext:value-type="float">
            <text:p>159.4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0024" calcext:value-type="float">
            <text:p>159.4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04304" calcext:value-type="float">
            <text:p>159.4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8584" calcext:value-type="float">
            <text:p>159.3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8792" calcext:value-type="float">
            <text:p>159.4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564" calcext:value-type="float">
            <text:p>159.4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1632" calcext:value-type="float">
            <text:p>159.3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2592" calcext:value-type="float">
            <text:p>159.4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3656" calcext:value-type="float">
            <text:p>159.5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756" calcext:value-type="float">
            <text:p>159.5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04304" calcext:value-type="float">
            <text:p>159.4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3824" calcext:value-type="float">
            <text:p>159.3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92112" calcext:value-type="float">
            <text:p>159.3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9272" calcext:value-type="float">
            <text:p>159.5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9272" calcext:value-type="float">
            <text:p>159.5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5368" calcext:value-type="float">
            <text:p>159.5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1944" calcext:value-type="float">
            <text:p>159.5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1944" calcext:value-type="float">
            <text:p>159.5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4512" calcext:value-type="float">
            <text:p>159.5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6808" calcext:value-type="float">
            <text:p>159.6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3384" calcext:value-type="float">
            <text:p>159.6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87768" calcext:value-type="float">
            <text:p>159.6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78624" calcext:value-type="float">
            <text:p>159.6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9104" calcext:value-type="float">
            <text:p>159.7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8472" calcext:value-type="float">
            <text:p>159.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6056" calcext:value-type="float">
            <text:p>159.7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6912" calcext:value-type="float">
            <text:p>159.6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0336" calcext:value-type="float">
            <text:p>159.6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376" calcext:value-type="float">
            <text:p>159.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4992" calcext:value-type="float">
            <text:p>159.5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45096" calcext:value-type="float">
            <text:p>159.6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7392" calcext:value-type="float">
            <text:p>159.7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3112" calcext:value-type="float">
            <text:p>159.7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3112" calcext:value-type="float">
            <text:p>159.7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38" calcext:value-type="float">
            <text:p>159.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7328" calcext:value-type="float">
            <text:p>159.9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332" calcext:value-type="float">
            <text:p>159.9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1024" calcext:value-type="float">
            <text:p>159.8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0648" calcext:value-type="float">
            <text:p>159.8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0376" calcext:value-type="float">
            <text:p>159.9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2192" calcext:value-type="float">
            <text:p>160.0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1608" calcext:value-type="float">
            <text:p>159.9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6576" calcext:value-type="float">
            <text:p>160.0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6576" calcext:value-type="float">
            <text:p>160.0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3424" calcext:value-type="float">
            <text:p>159.9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8184" calcext:value-type="float">
            <text:p>159.9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2568" calcext:value-type="float">
            <text:p>159.9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6472" calcext:value-type="float">
            <text:p>159.9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3528" calcext:value-type="float">
            <text:p>160.0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1064" calcext:value-type="float">
            <text:p>160.1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0208" calcext:value-type="float">
            <text:p>160.1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5176" calcext:value-type="float">
            <text:p>160.2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2128" calcext:value-type="float">
            <text:p>160.2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72984" calcext:value-type="float">
            <text:p>160.2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3944" calcext:value-type="float">
            <text:p>160.3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3944" calcext:value-type="float">
            <text:p>160.3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57744" calcext:value-type="float">
            <text:p>160.2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0792" calcext:value-type="float">
            <text:p>160.2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18704" calcext:value-type="float">
            <text:p>160.3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1752" calcext:value-type="float">
            <text:p>160.3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3672" calcext:value-type="float">
            <text:p>160.4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9288" calcext:value-type="float">
            <text:p>160.4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624" calcext:value-type="float">
            <text:p>160.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9496" calcext:value-type="float">
            <text:p>160.5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34528" calcext:value-type="float">
            <text:p>160.4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2712" calcext:value-type="float">
            <text:p>160.3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1104" calcext:value-type="float">
            <text:p>160.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98536" calcext:value-type="float">
            <text:p>160.4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68056" calcext:value-type="float">
            <text:p>160.4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44256" calcext:value-type="float">
            <text:p>160.5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2544" calcext:value-type="float">
            <text:p>160.5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6448" calcext:value-type="float">
            <text:p>160.5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96" calcext:value-type="float">
            <text:p>160.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3128" calcext:value-type="float">
            <text:p>160.6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08848" calcext:value-type="float">
            <text:p>160.7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2104" calcext:value-type="float">
            <text:p>160.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72856" calcext:value-type="float">
            <text:p>160.7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91144" calcext:value-type="float">
            <text:p>160.7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85048" calcext:value-type="float">
            <text:p>160.7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06384" calcext:value-type="float">
            <text:p>160.8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9724" calcext:value-type="float">
            <text:p>160.7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9056" calcext:value-type="float">
            <text:p>160.8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6488" calcext:value-type="float">
            <text:p>160.8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9056" calcext:value-type="float">
            <text:p>160.8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488" calcext:value-type="float">
            <text:p>160.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7928" calcext:value-type="float">
            <text:p>160.9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8032" calcext:value-type="float">
            <text:p>161.0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62416" calcext:value-type="float">
            <text:p>161.0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7156" calcext:value-type="float">
            <text:p>161.0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63" calcext:value-type="float">
            <text:p>161.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1288" calcext:value-type="float">
            <text:p>161.1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41664" calcext:value-type="float">
            <text:p>161.1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11768" calcext:value-type="float">
            <text:p>161.2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92" calcext:value-type="float">
            <text:p>161.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154" calcext:value-type="float">
            <text:p>161.3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3208" calcext:value-type="float">
            <text:p>161.3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3208" calcext:value-type="float">
            <text:p>161.3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5024" calcext:value-type="float">
            <text:p>161.3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25128" calcext:value-type="float">
            <text:p>161.4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9616" calcext:value-type="float">
            <text:p>161.5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5816" calcext:value-type="float">
            <text:p>161.5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2016" calcext:value-type="float">
            <text:p>161.6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8488" calcext:value-type="float">
            <text:p>161.6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2872" calcext:value-type="float">
            <text:p>161.6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4416" calcext:value-type="float">
            <text:p>161.8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7464" calcext:value-type="float">
            <text:p>161.8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1264" calcext:value-type="float">
            <text:p>161.7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4144" calcext:value-type="float">
            <text:p>161.9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024" calcext:value-type="float">
            <text:p>161.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2912" calcext:value-type="float">
            <text:p>161.9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9864" calcext:value-type="float">
            <text:p>161.9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9112" calcext:value-type="float">
            <text:p>162.0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312" calcext:value-type="float">
            <text:p>162.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1512" calcext:value-type="float">
            <text:p>162.2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98" calcext:value-type="float">
            <text:p>162.2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7336" calcext:value-type="float">
            <text:p>162.3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9152" calcext:value-type="float">
            <text:p>162.3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268" calcext:value-type="float">
            <text:p>162.4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1824" calcext:value-type="float">
            <text:p>162.4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2512" calcext:value-type="float">
            <text:p>162.5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3264" calcext:value-type="float">
            <text:p>162.5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8712" calcext:value-type="float">
            <text:p>162.6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4808" calcext:value-type="float">
            <text:p>162.6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4808" calcext:value-type="float">
            <text:p>162.6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4912" calcext:value-type="float">
            <text:p>162.7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3304" calcext:value-type="float">
            <text:p>162.8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1592" calcext:value-type="float">
            <text:p>162.8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24744" calcext:value-type="float">
            <text:p>162.9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2656" calcext:value-type="float">
            <text:p>162.9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2176" calcext:value-type="float">
            <text:p>162.9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6184" calcext:value-type="float">
            <text:p>163.0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6288" calcext:value-type="float">
            <text:p>163.0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96016" calcext:value-type="float">
            <text:p>163.1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612" calcext:value-type="float">
            <text:p>163.2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47832" calcext:value-type="float">
            <text:p>163.2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3176" calcext:value-type="float">
            <text:p>163.3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84408" calcext:value-type="float">
            <text:p>163.2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708" calcext:value-type="float">
            <text:p>163.3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0336" calcext:value-type="float">
            <text:p>163.4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7288" calcext:value-type="float">
            <text:p>163.4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3968" calcext:value-type="float">
            <text:p>163.5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0064" calcext:value-type="float">
            <text:p>163.5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5888" calcext:value-type="float">
            <text:p>163.6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38" calcext:value-type="float">
            <text:p>163.7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7704" calcext:value-type="float">
            <text:p>163.7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7328" calcext:value-type="float">
            <text:p>163.7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3256" calcext:value-type="float">
            <text:p>163.9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2024" calcext:value-type="float">
            <text:p>164.0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6032" calcext:value-type="float">
            <text:p>164.0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6512" calcext:value-type="float">
            <text:p>164.1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3568" calcext:value-type="float">
            <text:p>164.1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0624" calcext:value-type="float">
            <text:p>164.2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0352" calcext:value-type="float">
            <text:p>164.3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03024" calcext:value-type="float">
            <text:p>164.4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06072" calcext:value-type="float">
            <text:p>164.4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3504" calcext:value-type="float">
            <text:p>164.4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4464" calcext:value-type="float">
            <text:p>164.4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0832" calcext:value-type="float">
            <text:p>164.3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54256" calcext:value-type="float">
            <text:p>164.3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624" calcext:value-type="float">
            <text:p>164.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9768" calcext:value-type="float">
            <text:p>164.2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05488" calcext:value-type="float">
            <text:p>164.3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8264" calcext:value-type="float">
            <text:p>164.4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88368" calcext:value-type="float">
            <text:p>164.4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1896" calcext:value-type="float">
            <text:p>164.5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34672" calcext:value-type="float">
            <text:p>164.6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32792" calcext:value-type="float">
            <text:p>164.8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60808" calcext:value-type="float">
            <text:p>164.9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4192" calcext:value-type="float">
            <text:p>164.6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77472" calcext:value-type="float">
            <text:p>164.1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656" calcext:value-type="float">
            <text:p>162.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79024" calcext:value-type="float">
            <text:p>162.8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892" calcext:value-type="float">
            <text:p>162.8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1008" calcext:value-type="float">
            <text:p>162.7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0528" calcext:value-type="float">
            <text:p>162.7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5664" calcext:value-type="float">
            <text:p>162.6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9568" calcext:value-type="float">
            <text:p>162.6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9944" calcext:value-type="float">
            <text:p>162.6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3848" calcext:value-type="float">
            <text:p>162.6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0216" calcext:value-type="float">
            <text:p>162.5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8024" calcext:value-type="float">
            <text:p>162.4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1552" calcext:value-type="float">
            <text:p>162.5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9464" calcext:value-type="float">
            <text:p>162.5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8232" calcext:value-type="float">
            <text:p>162.6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032" calcext:value-type="float">
            <text:p>162.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4664" calcext:value-type="float">
            <text:p>162.2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4936" calcext:value-type="float">
            <text:p>162.1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6648" calcext:value-type="float">
            <text:p>162.1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1408" calcext:value-type="float">
            <text:p>162.1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1408" calcext:value-type="float">
            <text:p>162.1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3496" calcext:value-type="float">
            <text:p>162.0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0448" calcext:value-type="float">
            <text:p>162.0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12" calcext:value-type="float">
            <text:p>162.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6336" calcext:value-type="float">
            <text:p>161.9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2808" calcext:value-type="float">
            <text:p>161.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3184" calcext:value-type="float">
            <text:p>161.8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6608" calcext:value-type="float">
            <text:p>161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308" calcext:value-type="float">
            <text:p>161.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0408" calcext:value-type="float">
            <text:p>161.7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08592" calcext:value-type="float">
            <text:p>161.7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0304" calcext:value-type="float">
            <text:p>161.6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2016" calcext:value-type="float">
            <text:p>161.6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8112" calcext:value-type="float">
            <text:p>161.6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6672" calcext:value-type="float">
            <text:p>161.5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7048" calcext:value-type="float">
            <text:p>161.5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1432" calcext:value-type="float">
            <text:p>161.5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6672" calcext:value-type="float">
            <text:p>161.5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0848" calcext:value-type="float">
            <text:p>161.4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2184" calcext:value-type="float">
            <text:p>161.4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89136" calcext:value-type="float">
            <text:p>161.4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9992" calcext:value-type="float">
            <text:p>161.4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684" calcext:value-type="float">
            <text:p>161.4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73312" calcext:value-type="float">
            <text:p>161.3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81872" calcext:value-type="float">
            <text:p>161.2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8344" calcext:value-type="float">
            <text:p>161.2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4336" calcext:value-type="float">
            <text:p>161.1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9472" calcext:value-type="float">
            <text:p>161.1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3376" calcext:value-type="float">
            <text:p>161.1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5568" calcext:value-type="float">
            <text:p>161.1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04504" calcext:value-type="float">
            <text:p>161.0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9536" calcext:value-type="float">
            <text:p>160.8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9536" calcext:value-type="float">
            <text:p>160.8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85048" calcext:value-type="float">
            <text:p>160.7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14944" calcext:value-type="float">
            <text:p>160.7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50936" calcext:value-type="float">
            <text:p>160.6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32648" calcext:value-type="float">
            <text:p>160.6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9496" calcext:value-type="float">
            <text:p>160.5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9244" calcext:value-type="float">
            <text:p>160.4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8432" calcext:value-type="float">
            <text:p>160.4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3192" calcext:value-type="float">
            <text:p>160.4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6616" calcext:value-type="float">
            <text:p>160.3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5176" calcext:value-type="float">
            <text:p>160.2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812" calcext:value-type="float">
            <text:p>160.2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99832" calcext:value-type="float">
            <text:p>160.1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68768" calcext:value-type="float">
            <text:p>160.0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68768" calcext:value-type="float">
            <text:p>160.0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9896" calcext:value-type="float">
            <text:p>159.9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38" calcext:value-type="float">
            <text:p>159.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9688" calcext:value-type="float">
            <text:p>159.8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664" calcext:value-type="float">
            <text:p>159.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1296" calcext:value-type="float">
            <text:p>159.7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72528" calcext:value-type="float">
            <text:p>159.6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0712" calcext:value-type="float">
            <text:p>159.6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804" calcext:value-type="float">
            <text:p>159.5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944" calcext:value-type="float">
            <text:p>159.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01256" calcext:value-type="float">
            <text:p>159.4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92112" calcext:value-type="float">
            <text:p>159.3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2592" calcext:value-type="float">
            <text:p>159.4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5912" calcext:value-type="float">
            <text:p>159.3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3616" calcext:value-type="float">
            <text:p>159.2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848" calcext:value-type="float">
            <text:p>159.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5912" calcext:value-type="float">
            <text:p>159.3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7144" calcext:value-type="float">
            <text:p>159.2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5328" calcext:value-type="float">
            <text:p>159.2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5328" calcext:value-type="float">
            <text:p>159.2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752" calcext:value-type="float">
            <text:p>159.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8376" calcext:value-type="float">
            <text:p>159.2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0088" calcext:value-type="float">
            <text:p>159.2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78752" calcext:value-type="float">
            <text:p>159.1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4472" calcext:value-type="float">
            <text:p>159.2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8856" calcext:value-type="float">
            <text:p>159.2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9712" calcext:value-type="float">
            <text:p>159.2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0568" calcext:value-type="float">
            <text:p>159.2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608" calcext:value-type="float">
            <text:p>159.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9704" calcext:value-type="float">
            <text:p>159.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0192" calcext:value-type="float">
            <text:p>159.2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9816" calcext:value-type="float">
            <text:p>159.3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7144" calcext:value-type="float">
            <text:p>159.2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4576" calcext:value-type="float">
            <text:p>159.2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5432" calcext:value-type="float">
            <text:p>159.2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9336" calcext:value-type="float">
            <text:p>159.2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8856" calcext:value-type="float">
            <text:p>159.2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1048" calcext:value-type="float">
            <text:p>159.2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1528" calcext:value-type="float">
            <text:p>159.2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3616" calcext:value-type="float">
            <text:p>159.2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1424" calcext:value-type="float">
            <text:p>159.2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0568" calcext:value-type="float">
            <text:p>159.2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45224" calcext:value-type="float">
            <text:p>159.1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608" calcext:value-type="float">
            <text:p>159.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6288" calcext:value-type="float">
            <text:p>159.2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6392" calcext:value-type="float">
            <text:p>159.3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5056" calcext:value-type="float">
            <text:p>159.3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5056" calcext:value-type="float">
            <text:p>159.3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6288" calcext:value-type="float">
            <text:p>159.2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2488" calcext:value-type="float">
            <text:p>159.3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6288" calcext:value-type="float">
            <text:p>159.2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4576" calcext:value-type="float">
            <text:p>159.2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5056" calcext:value-type="float">
            <text:p>159.3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3824" calcext:value-type="float">
            <text:p>159.3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564" calcext:value-type="float">
            <text:p>159.4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6016" calcext:value-type="float">
            <text:p>159.3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3344" calcext:value-type="float">
            <text:p>159.3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1632" calcext:value-type="float">
            <text:p>159.3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9816" calcext:value-type="float">
            <text:p>159.3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9336" calcext:value-type="float">
            <text:p>159.2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0296" calcext:value-type="float">
            <text:p>159.3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896" calcext:value-type="float">
            <text:p>159.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7144" calcext:value-type="float">
            <text:p>159.2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896" calcext:value-type="float">
            <text:p>159.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9516" calcext:value-type="float">
            <text:p>159.3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3448" calcext:value-type="float">
            <text:p>159.4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9064" calcext:value-type="float">
            <text:p>159.3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8688" calcext:value-type="float">
            <text:p>159.4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3072" calcext:value-type="float">
            <text:p>159.4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4088" calcext:value-type="float">
            <text:p>159.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0024" calcext:value-type="float">
            <text:p>159.4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01256" calcext:value-type="float">
            <text:p>159.4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9816" calcext:value-type="float">
            <text:p>159.3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04" calcext:value-type="float">
            <text:p>159.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612" calcext:value-type="float">
            <text:p>159.4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3072" calcext:value-type="float">
            <text:p>159.4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5744" calcext:value-type="float">
            <text:p>159.4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9752" calcext:value-type="float">
            <text:p>159.5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5848" calcext:value-type="float">
            <text:p>159.5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48144" calcext:value-type="float">
            <text:p>159.6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3384" calcext:value-type="float">
            <text:p>159.6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3552" calcext:value-type="float">
            <text:p>159.4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1944" calcext:value-type="float">
            <text:p>159.5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28" calcext:value-type="float">
            <text:p>159.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328" calcext:value-type="float">
            <text:p>159.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75576" calcext:value-type="float">
            <text:p>159.6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6912" calcext:value-type="float">
            <text:p>159.6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6432" calcext:value-type="float">
            <text:p>159.6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5368" calcext:value-type="float">
            <text:p>159.5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232" calcext:value-type="float">
            <text:p>159.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9376" calcext:value-type="float">
            <text:p>159.5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5368" calcext:value-type="float">
            <text:p>159.5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804" calcext:value-type="float">
            <text:p>159.5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0336" calcext:value-type="float">
            <text:p>159.6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4344" calcext:value-type="float">
            <text:p>159.7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4992" calcext:value-type="float">
            <text:p>159.5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756" calcext:value-type="float">
            <text:p>159.5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6704" calcext:value-type="float">
            <text:p>159.5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5368" calcext:value-type="float">
            <text:p>159.5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8416" calcext:value-type="float">
            <text:p>159.5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756" calcext:value-type="float">
            <text:p>159.5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1192" calcext:value-type="float">
            <text:p>159.6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9" calcext:value-type="float">
            <text:p>159.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9" calcext:value-type="float">
            <text:p>159.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9" calcext:value-type="float">
            <text:p>159.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6808" calcext:value-type="float">
            <text:p>159.6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7288" calcext:value-type="float">
            <text:p>159.6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81672" calcext:value-type="float">
            <text:p>159.6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3008" calcext:value-type="float">
            <text:p>159.7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6264" calcext:value-type="float">
            <text:p>159.8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5304" calcext:value-type="float">
            <text:p>159.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42048" calcext:value-type="float">
            <text:p>159.6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9584" calcext:value-type="float">
            <text:p>159.7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9208" calcext:value-type="float">
            <text:p>159.7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5784" calcext:value-type="float">
            <text:p>159.8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6912" calcext:value-type="float">
            <text:p>159.6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14" calcext:value-type="float">
            <text:p>159.7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14" calcext:value-type="float">
            <text:p>159.7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7016" calcext:value-type="float">
            <text:p>159.7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8352" calcext:value-type="float">
            <text:p>159.7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3864" calcext:value-type="float">
            <text:p>159.6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8728" calcext:value-type="float">
            <text:p>159.7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9312" calcext:value-type="float">
            <text:p>159.8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092" calcext:value-type="float">
            <text:p>159.7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2632" calcext:value-type="float">
            <text:p>159.7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6536" calcext:value-type="float">
            <text:p>159.7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1984" calcext:value-type="float">
            <text:p>159.8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1128" calcext:value-type="float">
            <text:p>159.9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1128" calcext:value-type="float">
            <text:p>159.9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9792" calcext:value-type="float">
            <text:p>159.8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6744" calcext:value-type="float">
            <text:p>159.8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76" calcext:value-type="float">
            <text:p>159.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6848" calcext:value-type="float">
            <text:p>159.9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6848" calcext:value-type="float">
            <text:p>159.9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6096" calcext:value-type="float">
            <text:p>160.0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9248" calcext:value-type="float">
            <text:p>160.0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4008" calcext:value-type="float">
            <text:p>160.0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952" calcext:value-type="float">
            <text:p>159.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2568" calcext:value-type="float">
            <text:p>159.9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1544" calcext:value-type="float">
            <text:p>160.1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8016" calcext:value-type="float">
            <text:p>160.1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7912" calcext:value-type="float">
            <text:p>160.0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7912" calcext:value-type="float">
            <text:p>160.0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08392" calcext:value-type="float">
            <text:p>160.1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9248" calcext:value-type="float">
            <text:p>160.0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3152" calcext:value-type="float">
            <text:p>160.0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3632" calcext:value-type="float">
            <text:p>160.1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288" calcext:value-type="float">
            <text:p>160.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5072" calcext:value-type="float">
            <text:p>160.2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5448" calcext:value-type="float">
            <text:p>160.1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8496" calcext:value-type="float">
            <text:p>160.1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2024" calcext:value-type="float">
            <text:p>160.2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1544" calcext:value-type="float">
            <text:p>160.1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6304" calcext:value-type="float">
            <text:p>160.1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668" calcext:value-type="float">
            <text:p>160.1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5448" calcext:value-type="float">
            <text:p>160.1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1544" calcext:value-type="float">
            <text:p>160.1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90688" calcext:value-type="float">
            <text:p>160.1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956" calcext:value-type="float">
            <text:p>160.3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9768" calcext:value-type="float">
            <text:p>160.4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2336" calcext:value-type="float">
            <text:p>160.4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52232" calcext:value-type="float">
            <text:p>160.3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6616" calcext:value-type="float">
            <text:p>160.3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8808" calcext:value-type="float">
            <text:p>160.3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9768" calcext:value-type="float">
            <text:p>160.4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52816" calcext:value-type="float">
            <text:p>160.4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4632" calcext:value-type="float">
            <text:p>160.5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6824" calcext:value-type="float">
            <text:p>160.5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5112" calcext:value-type="float">
            <text:p>160.5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4152" calcext:value-type="float">
            <text:p>160.4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0248" calcext:value-type="float">
            <text:p>160.4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0352" calcext:value-type="float">
            <text:p>160.5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44256" calcext:value-type="float">
            <text:p>160.5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1584" calcext:value-type="float">
            <text:p>160.5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388" calcext:value-type="float">
            <text:p>160.5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2104" calcext:value-type="float">
            <text:p>160.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6656" calcext:value-type="float">
            <text:p>160.6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388" calcext:value-type="float">
            <text:p>160.5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9392" calcext:value-type="float">
            <text:p>160.4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6656" calcext:value-type="float">
            <text:p>160.6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82" calcext:value-type="float">
            <text:p>160.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1416" calcext:value-type="float">
            <text:p>160.6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02752" calcext:value-type="float">
            <text:p>160.7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53984" calcext:value-type="float">
            <text:p>160.6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9808" calcext:value-type="float">
            <text:p>160.7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3232" calcext:value-type="float">
            <text:p>160.7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532" calcext:value-type="float">
            <text:p>160.6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9536" calcext:value-type="float">
            <text:p>160.8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5256" calcext:value-type="float">
            <text:p>160.9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488" calcext:value-type="float">
            <text:p>160.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91144" calcext:value-type="float">
            <text:p>160.7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6968" calcext:value-type="float">
            <text:p>160.9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2584" calcext:value-type="float">
            <text:p>160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2208" calcext:value-type="float">
            <text:p>160.9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1936" calcext:value-type="float">
            <text:p>161.0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47176" calcext:value-type="float">
            <text:p>161.0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4108" calcext:value-type="float">
            <text:p>161.0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65464" calcext:value-type="float">
            <text:p>161.0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47176" calcext:value-type="float">
            <text:p>161.0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83752" calcext:value-type="float">
            <text:p>161.0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7384" calcext:value-type="float">
            <text:p>161.1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968" calcext:value-type="float">
            <text:p>161.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5776" calcext:value-type="float">
            <text:p>161.2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5444" calcext:value-type="float">
            <text:p>161.2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51392" calcext:value-type="float">
            <text:p>161.2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70264" calcext:value-type="float">
            <text:p>161.3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1976" calcext:value-type="float">
            <text:p>161.3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18448" calcext:value-type="float">
            <text:p>161.3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16" calcext:value-type="float">
            <text:p>161.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5232" calcext:value-type="float">
            <text:p>161.4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828" calcext:value-type="float">
            <text:p>161.4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1808" calcext:value-type="float">
            <text:p>161.5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89136" calcext:value-type="float">
            <text:p>161.4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4752" calcext:value-type="float">
            <text:p>161.4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6192" calcext:value-type="float">
            <text:p>161.5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7048" calcext:value-type="float">
            <text:p>161.5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5816" calcext:value-type="float">
            <text:p>161.5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0576" calcext:value-type="float">
            <text:p>161.5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9448" calcext:value-type="float">
            <text:p>161.6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9824" calcext:value-type="float">
            <text:p>161.6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7632" calcext:value-type="float">
            <text:p>161.6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4792" calcext:value-type="float">
            <text:p>161.7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26" calcext:value-type="float">
            <text:p>161.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544" calcext:value-type="float">
            <text:p>161.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0576" calcext:value-type="float">
            <text:p>161.5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448" calcext:value-type="float">
            <text:p>161.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3832" calcext:value-type="float">
            <text:p>161.7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9928" calcext:value-type="float">
            <text:p>161.7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2704" calcext:value-type="float">
            <text:p>161.8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2704" calcext:value-type="float">
            <text:p>161.8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2704" calcext:value-type="float">
            <text:p>161.8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4144" calcext:value-type="float">
            <text:p>161.9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3288" calcext:value-type="float">
            <text:p>161.9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4144" calcext:value-type="float">
            <text:p>161.9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644" calcext:value-type="float">
            <text:p>162.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4728" calcext:value-type="float">
            <text:p>162.0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5688" calcext:value-type="float">
            <text:p>162.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1408" calcext:value-type="float">
            <text:p>162.1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7128" calcext:value-type="float">
            <text:p>162.1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32848" calcext:value-type="float">
            <text:p>162.2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2368" calcext:value-type="float">
            <text:p>162.2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3432" calcext:value-type="float">
            <text:p>162.3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22" calcext:value-type="float">
            <text:p>162.3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4768" calcext:value-type="float">
            <text:p>162.3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3056" calcext:value-type="float">
            <text:p>162.3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4016" calcext:value-type="float">
            <text:p>162.4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7168" calcext:value-type="float">
            <text:p>162.5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8128" calcext:value-type="float">
            <text:p>162.5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2512" calcext:value-type="float">
            <text:p>162.5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556" calcext:value-type="float">
            <text:p>162.5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1384" calcext:value-type="float">
            <text:p>162.7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272" calcext:value-type="float">
            <text:p>162.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1488" calcext:value-type="float">
            <text:p>162.7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3784" calcext:value-type="float">
            <text:p>162.8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6456" calcext:value-type="float">
            <text:p>162.9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9504" calcext:value-type="float">
            <text:p>162.9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6132" calcext:value-type="float">
            <text:p>162.9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0944" calcext:value-type="float">
            <text:p>163.0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704" calcext:value-type="float">
            <text:p>163.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34472" calcext:value-type="float">
            <text:p>163.0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1048" calcext:value-type="float">
            <text:p>163.0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4576" calcext:value-type="float">
            <text:p>163.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68584" calcext:value-type="float">
            <text:p>163.1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92968" calcext:value-type="float">
            <text:p>163.1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1256" calcext:value-type="float">
            <text:p>163.2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78312" calcext:value-type="float">
            <text:p>163.2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0504" calcext:value-type="float">
            <text:p>163.2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2696" calcext:value-type="float">
            <text:p>163.3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0504" calcext:value-type="float">
            <text:p>163.2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2424" calcext:value-type="float">
            <text:p>163.4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9856" calcext:value-type="float">
            <text:p>163.4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948" calcext:value-type="float">
            <text:p>163.4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616" calcext:value-type="float">
            <text:p>163.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5784" calcext:value-type="float">
            <text:p>163.6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092" calcext:value-type="float">
            <text:p>163.5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7016" calcext:value-type="float">
            <text:p>163.5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04448" calcext:value-type="float">
            <text:p>163.6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664" calcext:value-type="float">
            <text:p>163.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7016" calcext:value-type="float">
            <text:p>163.5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8352" calcext:value-type="float">
            <text:p>163.5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7016" calcext:value-type="float">
            <text:p>163.5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4824" calcext:value-type="float">
            <text:p>163.5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0336" calcext:value-type="float">
            <text:p>163.4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2048" calcext:value-type="float">
            <text:p>163.4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8144" calcext:value-type="float">
            <text:p>163.4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8792" calcext:value-type="float">
            <text:p>163.3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66" calcext:value-type="float">
            <text:p>163.2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3448" calcext:value-type="float">
            <text:p>163.2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6768" calcext:value-type="float">
            <text:p>163.1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5328" calcext:value-type="float">
            <text:p>163.0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8376" calcext:value-type="float">
            <text:p>163.0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67416" calcext:value-type="float">
            <text:p>162.9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2176" calcext:value-type="float">
            <text:p>162.9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988" calcext:value-type="float">
            <text:p>162.8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4912" calcext:value-type="float">
            <text:p>162.7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3096" calcext:value-type="float">
            <text:p>162.6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9464" calcext:value-type="float">
            <text:p>162.5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1176" calcext:value-type="float">
            <text:p>162.5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3744" calcext:value-type="float">
            <text:p>162.5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0216" calcext:value-type="float">
            <text:p>162.5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7064" calcext:value-type="float">
            <text:p>162.4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792" calcext:value-type="float">
            <text:p>162.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648" calcext:value-type="float">
            <text:p>162.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7232" calcext:value-type="float">
            <text:p>162.2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2368" calcext:value-type="float">
            <text:p>162.2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3704" calcext:value-type="float">
            <text:p>162.2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7128" calcext:value-type="float">
            <text:p>162.1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932" calcext:value-type="float">
            <text:p>162.1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9216" calcext:value-type="float">
            <text:p>162.1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8736" calcext:value-type="float">
            <text:p>162.0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3496" calcext:value-type="float">
            <text:p>162.0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9968" calcext:value-type="float">
            <text:p>162.0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3392" calcext:value-type="float">
            <text:p>162.0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3768" calcext:value-type="float">
            <text:p>161.9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7192" calcext:value-type="float">
            <text:p>161.9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6336" calcext:value-type="float">
            <text:p>161.9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6608" calcext:value-type="float">
            <text:p>161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2224" calcext:value-type="float">
            <text:p>161.8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3544" calcext:value-type="float">
            <text:p>160.9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4672" calcext:value-type="float">
            <text:p>160.8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0664" calcext:value-type="float">
            <text:p>160.7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9328" calcext:value-type="float">
            <text:p>160.7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2272" calcext:value-type="float">
            <text:p>160.6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6176" calcext:value-type="float">
            <text:p>160.6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3504" calcext:value-type="float">
            <text:p>160.6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3504" calcext:value-type="float">
            <text:p>160.6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71688" calcext:value-type="float">
            <text:p>160.5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0352" calcext:value-type="float">
            <text:p>160.5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6344" calcext:value-type="float">
            <text:p>160.4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0624" calcext:value-type="float">
            <text:p>160.4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5384" calcext:value-type="float">
            <text:p>160.4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9288" calcext:value-type="float">
            <text:p>160.4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37576" calcext:value-type="float">
            <text:p>160.4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07096" calcext:value-type="float">
            <text:p>160.4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04048" calcext:value-type="float">
            <text:p>160.4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1856" calcext:value-type="float">
            <text:p>160.3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3088" calcext:value-type="float">
            <text:p>160.3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9456" calcext:value-type="float">
            <text:p>160.2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12608" calcext:value-type="float">
            <text:p>160.3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1272" calcext:value-type="float">
            <text:p>160.2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6888" calcext:value-type="float">
            <text:p>160.2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96784" calcext:value-type="float">
            <text:p>160.1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21168" calcext:value-type="float">
            <text:p>160.2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8976" calcext:value-type="float">
            <text:p>160.2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8496" calcext:value-type="float">
            <text:p>160.1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8496" calcext:value-type="float">
            <text:p>160.1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1064" calcext:value-type="float">
            <text:p>160.1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44384" calcext:value-type="float">
            <text:p>160.0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048" calcext:value-type="float">
            <text:p>160.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01712" calcext:value-type="float">
            <text:p>160.0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4656" calcext:value-type="float">
            <text:p>159.9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1608" calcext:value-type="float">
            <text:p>159.9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38" calcext:value-type="float">
            <text:p>159.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4176" calcext:value-type="float">
            <text:p>159.9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3696" calcext:value-type="float">
            <text:p>159.8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76" calcext:value-type="float">
            <text:p>159.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1608" calcext:value-type="float">
            <text:p>159.9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856" calcext:value-type="float">
            <text:p>159.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6744" calcext:value-type="float">
            <text:p>159.8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5888" calcext:value-type="float">
            <text:p>159.8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0648" calcext:value-type="float">
            <text:p>159.8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236" calcext:value-type="float">
            <text:p>159.8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236" calcext:value-type="float">
            <text:p>159.8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1024" calcext:value-type="float">
            <text:p>159.8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1608" calcext:value-type="float">
            <text:p>159.9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1128" calcext:value-type="float">
            <text:p>159.9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76" calcext:value-type="float">
            <text:p>159.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856" calcext:value-type="float">
            <text:p>159.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8456" calcext:value-type="float">
            <text:p>159.8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3696" calcext:value-type="float">
            <text:p>159.8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7704" calcext:value-type="float">
            <text:p>159.9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664" calcext:value-type="float">
            <text:p>159.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3696" calcext:value-type="float">
            <text:p>159.8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1128" calcext:value-type="float">
            <text:p>159.9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76" calcext:value-type="float">
            <text:p>159.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8832" calcext:value-type="float">
            <text:p>159.8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188" calcext:value-type="float">
            <text:p>159.8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2256" calcext:value-type="float">
            <text:p>159.7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2256" calcext:value-type="float">
            <text:p>159.7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6264" calcext:value-type="float">
            <text:p>159.8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14" calcext:value-type="float">
            <text:p>159.7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7872" calcext:value-type="float">
            <text:p>159.7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236" calcext:value-type="float">
            <text:p>159.8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3696" calcext:value-type="float">
            <text:p>159.8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7976" calcext:value-type="float">
            <text:p>159.8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7976" calcext:value-type="float">
            <text:p>159.8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4552" calcext:value-type="float">
            <text:p>159.8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9792" calcext:value-type="float">
            <text:p>159.8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5888" calcext:value-type="float">
            <text:p>159.8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9312" calcext:value-type="float">
            <text:p>159.8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4176" calcext:value-type="float">
            <text:p>159.9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712" calcext:value-type="float">
            <text:p>159.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712" calcext:value-type="float">
            <text:p>159.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188" calcext:value-type="float">
            <text:p>159.8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0064" calcext:value-type="float">
            <text:p>159.7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4448" calcext:value-type="float">
            <text:p>159.7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712" calcext:value-type="float">
            <text:p>159.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14" calcext:value-type="float">
            <text:p>159.7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2736" calcext:value-type="float">
            <text:p>159.8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8832" calcext:value-type="float">
            <text:p>159.8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4072" calcext:value-type="float">
            <text:p>159.8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4824" calcext:value-type="float">
            <text:p>159.7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76" calcext:value-type="float">
            <text:p>159.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0648" calcext:value-type="float">
            <text:p>159.8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284" calcext:value-type="float">
            <text:p>159.8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9792" calcext:value-type="float">
            <text:p>159.8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8832" calcext:value-type="float">
            <text:p>159.8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5888" calcext:value-type="float">
            <text:p>159.8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9688" calcext:value-type="float">
            <text:p>159.8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0648" calcext:value-type="float">
            <text:p>159.8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1128" calcext:value-type="float">
            <text:p>159.9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9416" calcext:value-type="float">
            <text:p>159.9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5136" calcext:value-type="float">
            <text:p>159.9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332" calcext:value-type="float">
            <text:p>159.9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856" calcext:value-type="float">
            <text:p>159.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01712" calcext:value-type="float">
            <text:p>160.0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0376" calcext:value-type="float">
            <text:p>159.9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2464" calcext:value-type="float">
            <text:p>159.9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07808" calcext:value-type="float">
            <text:p>160.0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8664" calcext:value-type="float">
            <text:p>159.9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6472" calcext:value-type="float">
            <text:p>159.9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8664" calcext:value-type="float">
            <text:p>159.9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5992" calcext:value-type="float">
            <text:p>159.9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9896" calcext:value-type="float">
            <text:p>159.9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428" calcext:value-type="float">
            <text:p>159.9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284" calcext:value-type="float">
            <text:p>159.8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5888" calcext:value-type="float">
            <text:p>159.8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5136" calcext:value-type="float">
            <text:p>159.9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952" calcext:value-type="float">
            <text:p>159.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8184" calcext:value-type="float">
            <text:p>159.9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7704" calcext:value-type="float">
            <text:p>159.9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0752" calcext:value-type="float">
            <text:p>159.9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0064" calcext:value-type="float">
            <text:p>159.7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6264" calcext:value-type="float">
            <text:p>159.8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9896" calcext:value-type="float">
            <text:p>159.9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9416" calcext:value-type="float">
            <text:p>159.9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1504" calcext:value-type="float">
            <text:p>159.8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856" calcext:value-type="float">
            <text:p>159.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5136" calcext:value-type="float">
            <text:p>159.9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6848" calcext:value-type="float">
            <text:p>159.9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0752" calcext:value-type="float">
            <text:p>159.9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9416" calcext:value-type="float">
            <text:p>159.9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7704" calcext:value-type="float">
            <text:p>159.9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9896" calcext:value-type="float">
            <text:p>159.9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9416" calcext:value-type="float">
            <text:p>159.9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9896" calcext:value-type="float">
            <text:p>159.9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2088" calcext:value-type="float">
            <text:p>159.9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38" calcext:value-type="float">
            <text:p>159.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3424" calcext:value-type="float">
            <text:p>159.9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14" calcext:value-type="float">
            <text:p>159.7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6848" calcext:value-type="float">
            <text:p>159.9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2568" calcext:value-type="float">
            <text:p>159.9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0272" calcext:value-type="float">
            <text:p>159.9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8288" calcext:value-type="float">
            <text:p>160.0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4488" calcext:value-type="float">
            <text:p>160.1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428" calcext:value-type="float">
            <text:p>159.9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3424" calcext:value-type="float">
            <text:p>159.9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10856" calcext:value-type="float">
            <text:p>160.0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5512" calcext:value-type="float">
            <text:p>159.9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2944" calcext:value-type="float">
            <text:p>159.9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856" calcext:value-type="float">
            <text:p>159.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8936" calcext:value-type="float">
            <text:p>159.8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4864" calcext:value-type="float">
            <text:p>160.0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90688" calcext:value-type="float">
            <text:p>160.1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24216" calcext:value-type="float">
            <text:p>160.2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9624" calcext:value-type="float">
            <text:p>160.0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4008" calcext:value-type="float">
            <text:p>160.0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0104" calcext:value-type="float">
            <text:p>160.0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9248" calcext:value-type="float">
            <text:p>160.0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3528" calcext:value-type="float">
            <text:p>160.0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3152" calcext:value-type="float">
            <text:p>160.0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4488" calcext:value-type="float">
            <text:p>160.1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4592" calcext:value-type="float">
            <text:p>160.1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93736" calcext:value-type="float">
            <text:p>160.1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192" calcext:value-type="float">
            <text:p>160.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668" calcext:value-type="float">
            <text:p>160.1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9144" calcext:value-type="float">
            <text:p>160.0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4112" calcext:value-type="float">
            <text:p>160.1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24216" calcext:value-type="float">
            <text:p>160.2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812" calcext:value-type="float">
            <text:p>160.2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8016" calcext:value-type="float">
            <text:p>160.1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8496" calcext:value-type="float">
            <text:p>160.1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3464" calcext:value-type="float">
            <text:p>160.3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9184" calcext:value-type="float">
            <text:p>160.3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7908" calcext:value-type="float">
            <text:p>160.2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5176" calcext:value-type="float">
            <text:p>160.2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7848" calcext:value-type="float">
            <text:p>160.3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6888" calcext:value-type="float">
            <text:p>160.2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48" calcext:value-type="float">
            <text:p>160.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6136" calcext:value-type="float">
            <text:p>160.3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9664" calcext:value-type="float">
            <text:p>160.3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052" calcext:value-type="float">
            <text:p>160.3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4904" calcext:value-type="float">
            <text:p>160.3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0144" calcext:value-type="float">
            <text:p>160.4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052" calcext:value-type="float">
            <text:p>160.3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7368" calcext:value-type="float">
            <text:p>160.2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052" calcext:value-type="float">
            <text:p>160.3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0144" calcext:value-type="float">
            <text:p>160.4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9184" calcext:value-type="float">
            <text:p>160.3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3568" calcext:value-type="float">
            <text:p>160.3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2336" calcext:value-type="float">
            <text:p>160.4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2336" calcext:value-type="float">
            <text:p>160.4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0624" calcext:value-type="float">
            <text:p>160.4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672" calcext:value-type="float">
            <text:p>160.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768" calcext:value-type="float">
            <text:p>160.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2064" calcext:value-type="float">
            <text:p>160.5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8432" calcext:value-type="float">
            <text:p>160.4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9976" calcext:value-type="float">
            <text:p>160.5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41792" calcext:value-type="float">
            <text:p>160.6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6552" calcext:value-type="float">
            <text:p>160.6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96" calcext:value-type="float">
            <text:p>160.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1436" calcext:value-type="float">
            <text:p>160.6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71688" calcext:value-type="float">
            <text:p>160.5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4632" calcext:value-type="float">
            <text:p>160.5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41208" calcext:value-type="float">
            <text:p>160.5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08264" calcext:value-type="float">
            <text:p>160.6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7512" calcext:value-type="float">
            <text:p>160.6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2272" calcext:value-type="float">
            <text:p>160.6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8368" calcext:value-type="float">
            <text:p>160.6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02752" calcext:value-type="float">
            <text:p>160.7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08848" calcext:value-type="float">
            <text:p>160.7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4464" calcext:value-type="float">
            <text:p>160.6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11312" calcext:value-type="float">
            <text:p>160.6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27136" calcext:value-type="float">
            <text:p>160.7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03336" calcext:value-type="float">
            <text:p>160.8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9536" calcext:value-type="float">
            <text:p>160.8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916" calcext:value-type="float">
            <text:p>160.9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1728" calcext:value-type="float">
            <text:p>160.8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772" calcext:value-type="float">
            <text:p>160.8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52104" calcext:value-type="float">
            <text:p>160.8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1728" calcext:value-type="float">
            <text:p>160.8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75904" calcext:value-type="float">
            <text:p>160.7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9704" calcext:value-type="float">
            <text:p>160.6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6488" calcext:value-type="float">
            <text:p>160.8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582" calcext:value-type="float">
            <text:p>160.8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39912" calcext:value-type="float">
            <text:p>160.8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6008" calcext:value-type="float">
            <text:p>160.8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64296" calcext:value-type="float">
            <text:p>160.8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772" calcext:value-type="float">
            <text:p>160.8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2584" calcext:value-type="float">
            <text:p>160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94192" calcext:value-type="float">
            <text:p>160.7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106" calcext:value-type="float">
            <text:p>161.0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89848" calcext:value-type="float">
            <text:p>161.0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07552" calcext:value-type="float">
            <text:p>161.0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2792" calcext:value-type="float">
            <text:p>161.0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04504" calcext:value-type="float">
            <text:p>161.0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11184" calcext:value-type="float">
            <text:p>161.1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08136" calcext:value-type="float">
            <text:p>161.1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632" calcext:value-type="float">
            <text:p>161.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9576" calcext:value-type="float">
            <text:p>161.1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8344" calcext:value-type="float">
            <text:p>161.2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8344" calcext:value-type="float">
            <text:p>161.2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2728" calcext:value-type="float">
            <text:p>161.2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6256" calcext:value-type="float">
            <text:p>161.3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8824" calcext:value-type="float">
            <text:p>161.2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3688" calcext:value-type="float">
            <text:p>161.3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2456" calcext:value-type="float">
            <text:p>161.3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21496" calcext:value-type="float">
            <text:p>161.3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05672" calcext:value-type="float">
            <text:p>161.2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87968" calcext:value-type="float">
            <text:p>161.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27592" calcext:value-type="float">
            <text:p>161.3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70264" calcext:value-type="float">
            <text:p>161.3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6736" calcext:value-type="float">
            <text:p>161.3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5504" calcext:value-type="float">
            <text:p>161.3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2456" calcext:value-type="float">
            <text:p>161.3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4752" calcext:value-type="float">
            <text:p>161.4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49512" calcext:value-type="float">
            <text:p>161.4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5024" calcext:value-type="float">
            <text:p>161.3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4752" calcext:value-type="float">
            <text:p>161.4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6568" calcext:value-type="float">
            <text:p>161.5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5816" calcext:value-type="float">
            <text:p>161.5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4584" calcext:value-type="float">
            <text:p>161.6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8488" calcext:value-type="float">
            <text:p>161.6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1536" calcext:value-type="float">
            <text:p>161.6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08592" calcext:value-type="float">
            <text:p>161.7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6296" calcext:value-type="float">
            <text:p>161.6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0408" calcext:value-type="float">
            <text:p>161.7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5752" calcext:value-type="float">
            <text:p>161.8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736" calcext:value-type="float">
            <text:p>161.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7464" calcext:value-type="float">
            <text:p>161.8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4416" calcext:value-type="float">
            <text:p>161.8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404" calcext:value-type="float">
            <text:p>161.8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0992" calcext:value-type="float">
            <text:p>161.8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2808" calcext:value-type="float">
            <text:p>161.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928" calcext:value-type="float">
            <text:p>161.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2808" calcext:value-type="float">
            <text:p>161.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9384" calcext:value-type="float">
            <text:p>161.9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8528" calcext:value-type="float">
            <text:p>161.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644" calcext:value-type="float">
            <text:p>162.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2432" calcext:value-type="float">
            <text:p>161.9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9488" calcext:value-type="float">
            <text:p>162.0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216" calcext:value-type="float">
            <text:p>162.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596" calcext:value-type="float">
            <text:p>161.9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0448" calcext:value-type="float">
            <text:p>162.0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6168" calcext:value-type="float">
            <text:p>162.1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9696" calcext:value-type="float">
            <text:p>162.1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0448" calcext:value-type="float">
            <text:p>162.0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836" calcext:value-type="float">
            <text:p>162.1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312" calcext:value-type="float">
            <text:p>162.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788" calcext:value-type="float">
            <text:p>162.1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65792" calcext:value-type="float">
            <text:p>162.1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2368" calcext:value-type="float">
            <text:p>162.2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1136" calcext:value-type="float">
            <text:p>162.2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1784" calcext:value-type="float">
            <text:p>162.1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6648" calcext:value-type="float">
            <text:p>162.1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836" calcext:value-type="float">
            <text:p>162.1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2264" calcext:value-type="float">
            <text:p>162.1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1032" calcext:value-type="float">
            <text:p>162.1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5416" calcext:value-type="float">
            <text:p>162.2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0656" calcext:value-type="float">
            <text:p>162.2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6752" calcext:value-type="float">
            <text:p>162.2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6752" calcext:value-type="float">
            <text:p>162.2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1992" calcext:value-type="float">
            <text:p>162.2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504" calcext:value-type="float">
            <text:p>162.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6376" calcext:value-type="float">
            <text:p>162.2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2952" calcext:value-type="float">
            <text:p>162.3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42576" calcext:value-type="float">
            <text:p>162.3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648" calcext:value-type="float">
            <text:p>162.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9048" calcext:value-type="float">
            <text:p>162.3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3432" calcext:value-type="float">
            <text:p>162.3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9152" calcext:value-type="float">
            <text:p>162.3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4392" calcext:value-type="float">
            <text:p>162.3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6584" calcext:value-type="float">
            <text:p>162.4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84" calcext:value-type="float">
            <text:p>162.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9256" calcext:value-type="float">
            <text:p>162.4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1824" calcext:value-type="float">
            <text:p>162.4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4016" calcext:value-type="float">
            <text:p>162.4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61448" calcext:value-type="float">
            <text:p>162.4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2304" calcext:value-type="float">
            <text:p>162.4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61448" calcext:value-type="float">
            <text:p>162.4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364" calcext:value-type="float">
            <text:p>162.4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8824" calcext:value-type="float">
            <text:p>161.2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504" calcext:value-type="float">
            <text:p>162.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9424" calcext:value-type="float">
            <text:p>162.2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028" calcext:value-type="float">
            <text:p>162.2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4184" calcext:value-type="float">
            <text:p>162.2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98" calcext:value-type="float">
            <text:p>162.2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0176" calcext:value-type="float">
            <text:p>162.1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6884" calcext:value-type="float">
            <text:p>162.1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4936" calcext:value-type="float">
            <text:p>162.1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3224" calcext:value-type="float">
            <text:p>162.1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788" calcext:value-type="float">
            <text:p>162.1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3496" calcext:value-type="float">
            <text:p>162.0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3016" calcext:value-type="float">
            <text:p>162.0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6816" calcext:value-type="float">
            <text:p>161.9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1096" calcext:value-type="float">
            <text:p>161.9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928" calcext:value-type="float">
            <text:p>161.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308" calcext:value-type="float">
            <text:p>161.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6024" calcext:value-type="float">
            <text:p>161.7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068" calcext:value-type="float">
            <text:p>161.6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3144" calcext:value-type="float">
            <text:p>161.5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0472" calcext:value-type="float">
            <text:p>161.5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3896" calcext:value-type="float">
            <text:p>161.4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1224" calcext:value-type="float">
            <text:p>161.4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1976" calcext:value-type="float">
            <text:p>161.3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5776" calcext:value-type="float">
            <text:p>161.2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17864" calcext:value-type="float">
            <text:p>161.2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11768" calcext:value-type="float">
            <text:p>161.2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4776" calcext:value-type="float">
            <text:p>161.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0328" calcext:value-type="float">
            <text:p>161.1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74608" calcext:value-type="float">
            <text:p>161.0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92312" calcext:value-type="float">
            <text:p>160.9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1352" calcext:value-type="float">
            <text:p>160.9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1728" calcext:value-type="float">
            <text:p>160.8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18576" calcext:value-type="float">
            <text:p>160.8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0664" calcext:value-type="float">
            <text:p>160.7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02752" calcext:value-type="float">
            <text:p>160.7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57032" calcext:value-type="float">
            <text:p>160.6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96" calcext:value-type="float">
            <text:p>160.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41792" calcext:value-type="float">
            <text:p>160.6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98536" calcext:value-type="float">
            <text:p>160.4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34528" calcext:value-type="float">
            <text:p>160.4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5384" calcext:value-type="float">
            <text:p>160.4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10144" calcext:value-type="float">
            <text:p>160.4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4904" calcext:value-type="float">
            <text:p>160.3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61376" calcext:value-type="float">
            <text:p>160.3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3088" calcext:value-type="float">
            <text:p>160.3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432" calcext:value-type="float">
            <text:p>160.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72984" calcext:value-type="float">
            <text:p>160.2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6408" calcext:value-type="float">
            <text:p>160.2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9456" calcext:value-type="float">
            <text:p>160.2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486" calcext:value-type="float">
            <text:p>160.2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2024" calcext:value-type="float">
            <text:p>160.2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288" calcext:value-type="float">
            <text:p>160.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716" calcext:value-type="float">
            <text:p>160.1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336" calcext:value-type="float">
            <text:p>160.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6408" calcext:value-type="float">
            <text:p>160.2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8496" calcext:value-type="float">
            <text:p>160.1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32776" calcext:value-type="float">
            <text:p>160.1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192" calcext:value-type="float">
            <text:p>160.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0208" calcext:value-type="float">
            <text:p>160.1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08392" calcext:value-type="float">
            <text:p>160.1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6572" calcext:value-type="float">
            <text:p>160.0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9624" calcext:value-type="float">
            <text:p>160.0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6572" calcext:value-type="float">
            <text:p>160.0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524" calcext:value-type="float">
            <text:p>160.0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7328" calcext:value-type="float">
            <text:p>159.9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952" calcext:value-type="float">
            <text:p>159.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1232" calcext:value-type="float">
            <text:p>159.9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5992" calcext:value-type="float">
            <text:p>159.9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6472" calcext:value-type="float">
            <text:p>159.9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952" calcext:value-type="float">
            <text:p>159.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2464" calcext:value-type="float">
            <text:p>159.9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1984" calcext:value-type="float">
            <text:p>159.8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284" calcext:value-type="float">
            <text:p>159.8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0648" calcext:value-type="float">
            <text:p>159.8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8456" calcext:value-type="float">
            <text:p>159.8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5304" calcext:value-type="float">
            <text:p>159.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6536" calcext:value-type="float">
            <text:p>159.7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616" calcext:value-type="float">
            <text:p>159.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7016" calcext:value-type="float">
            <text:p>159.7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3488" calcext:value-type="float">
            <text:p>159.7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2152" calcext:value-type="float">
            <text:p>159.7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3008" calcext:value-type="float">
            <text:p>159.7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3968" calcext:value-type="float">
            <text:p>159.7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5304" calcext:value-type="float">
            <text:p>159.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81672" calcext:value-type="float">
            <text:p>159.6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6536" calcext:value-type="float">
            <text:p>159.7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7392" calcext:value-type="float">
            <text:p>159.7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6536" calcext:value-type="float">
            <text:p>159.7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7392" calcext:value-type="float">
            <text:p>159.7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8728" calcext:value-type="float">
            <text:p>159.7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092" calcext:value-type="float">
            <text:p>159.7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7872" calcext:value-type="float">
            <text:p>159.7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2736" calcext:value-type="float">
            <text:p>159.8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188" calcext:value-type="float">
            <text:p>159.8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092" calcext:value-type="float">
            <text:p>159.7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9208" calcext:value-type="float">
            <text:p>159.7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2256" calcext:value-type="float">
            <text:p>159.7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7496" calcext:value-type="float">
            <text:p>159.7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4824" calcext:value-type="float">
            <text:p>159.7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616" calcext:value-type="float">
            <text:p>159.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9584" calcext:value-type="float">
            <text:p>159.7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3968" calcext:value-type="float">
            <text:p>159.7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0168" calcext:value-type="float">
            <text:p>159.8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9312" calcext:value-type="float">
            <text:p>159.8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3968" calcext:value-type="float">
            <text:p>159.7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6536" calcext:value-type="float">
            <text:p>159.7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3592" calcext:value-type="float">
            <text:p>159.8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7976" calcext:value-type="float">
            <text:p>159.8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2736" calcext:value-type="float">
            <text:p>159.8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7976" calcext:value-type="float">
            <text:p>159.8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332" calcext:value-type="float">
            <text:p>159.9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37704" calcext:value-type="float">
            <text:p>159.9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6368" calcext:value-type="float">
            <text:p>159.9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5784" calcext:value-type="float">
            <text:p>159.8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5304" calcext:value-type="float">
            <text:p>159.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0064" calcext:value-type="float">
            <text:p>159.7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2632" calcext:value-type="float">
            <text:p>159.7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5304" calcext:value-type="float">
            <text:p>159.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664" calcext:value-type="float">
            <text:p>159.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7496" calcext:value-type="float">
            <text:p>159.7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5304" calcext:value-type="float">
            <text:p>159.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6264" calcext:value-type="float">
            <text:p>159.8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04176" calcext:value-type="float">
            <text:p>159.9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3696" calcext:value-type="float">
            <text:p>159.8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4552" calcext:value-type="float">
            <text:p>159.8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188" calcext:value-type="float">
            <text:p>159.8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332" calcext:value-type="float">
            <text:p>159.9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9208" calcext:value-type="float">
            <text:p>159.7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1024" calcext:value-type="float">
            <text:p>159.8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9416" calcext:value-type="float">
            <text:p>159.9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2944" calcext:value-type="float">
            <text:p>159.9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38" calcext:value-type="float">
            <text:p>159.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6848" calcext:value-type="float">
            <text:p>159.9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856" calcext:value-type="float">
            <text:p>159.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6848" calcext:value-type="float">
            <text:p>159.9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2088" calcext:value-type="float">
            <text:p>159.9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3528" calcext:value-type="float">
            <text:p>160.0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1816" calcext:value-type="float">
            <text:p>160.0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7912" calcext:value-type="float">
            <text:p>160.0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096" calcext:value-type="float">
            <text:p>160.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7912" calcext:value-type="float">
            <text:p>160.0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2192" calcext:value-type="float">
            <text:p>160.0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47432" calcext:value-type="float">
            <text:p>160.0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8288" calcext:value-type="float">
            <text:p>160.0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096" calcext:value-type="float">
            <text:p>160.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62" calcext:value-type="float">
            <text:p>160.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0584" calcext:value-type="float">
            <text:p>160.1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8288" calcext:value-type="float">
            <text:p>160.0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3632" calcext:value-type="float">
            <text:p>160.1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7536" calcext:value-type="float">
            <text:p>160.1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144" calcext:value-type="float">
            <text:p>160.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0584" calcext:value-type="float">
            <text:p>160.1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1816" calcext:value-type="float">
            <text:p>160.0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41336" calcext:value-type="float">
            <text:p>160.0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24216" calcext:value-type="float">
            <text:p>160.2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7368" calcext:value-type="float">
            <text:p>160.2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0416" calcext:value-type="float">
            <text:p>160.3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9936" calcext:value-type="float">
            <text:p>160.2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96784" calcext:value-type="float">
            <text:p>160.1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5072" calcext:value-type="float">
            <text:p>160.2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8224" calcext:value-type="float">
            <text:p>160.2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6888" calcext:value-type="float">
            <text:p>160.2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9728" calcext:value-type="float">
            <text:p>160.1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21752" calcext:value-type="float">
            <text:p>160.3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3464" calcext:value-type="float">
            <text:p>160.3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2712" calcext:value-type="float">
            <text:p>160.3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3464" calcext:value-type="float">
            <text:p>160.3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486" calcext:value-type="float">
            <text:p>160.2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6136" calcext:value-type="float">
            <text:p>160.3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4904" calcext:value-type="float">
            <text:p>160.3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0896" calcext:value-type="float">
            <text:p>160.3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7368" calcext:value-type="float">
            <text:p>160.2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04048" calcext:value-type="float">
            <text:p>160.4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6196" calcext:value-type="float">
            <text:p>160.4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6196" calcext:value-type="float">
            <text:p>160.4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2712" calcext:value-type="float">
            <text:p>160.3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3148" calcext:value-type="float">
            <text:p>160.4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55864" calcext:value-type="float">
            <text:p>160.4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9392" calcext:value-type="float">
            <text:p>160.4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68056" calcext:value-type="float">
            <text:p>160.4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55864" calcext:value-type="float">
            <text:p>160.4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9392" calcext:value-type="float">
            <text:p>160.4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4904" calcext:value-type="float">
            <text:p>160.3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0728" calcext:value-type="float">
            <text:p>160.5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62544" calcext:value-type="float">
            <text:p>160.5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672" calcext:value-type="float">
            <text:p>160.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768" calcext:value-type="float">
            <text:p>160.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32648" calcext:value-type="float">
            <text:p>160.6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08264" calcext:value-type="float">
            <text:p>160.6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77784" calcext:value-type="float">
            <text:p>160.5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25968" calcext:value-type="float">
            <text:p>160.5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3024" calcext:value-type="float">
            <text:p>160.5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1436" calcext:value-type="float">
            <text:p>160.6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3024" calcext:value-type="float">
            <text:p>160.5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58912" calcext:value-type="float">
            <text:p>160.4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0832" calcext:value-type="float">
            <text:p>160.5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3504" calcext:value-type="float">
            <text:p>160.6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6072" calcext:value-type="float">
            <text:p>160.5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50936" calcext:value-type="float">
            <text:p>160.6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3608" calcext:value-type="float">
            <text:p>160.6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88096" calcext:value-type="float">
            <text:p>160.7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3712" calcext:value-type="float">
            <text:p>160.7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676" calcext:value-type="float">
            <text:p>160.7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15528" calcext:value-type="float">
            <text:p>160.8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1624" calcext:value-type="float">
            <text:p>160.8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17992" calcext:value-type="float">
            <text:p>160.7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7512" calcext:value-type="float">
            <text:p>160.6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3712" calcext:value-type="float">
            <text:p>160.7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75904" calcext:value-type="float">
            <text:p>160.7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2104" calcext:value-type="float">
            <text:p>160.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1624" calcext:value-type="float">
            <text:p>160.8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582" calcext:value-type="float">
            <text:p>160.8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296" calcext:value-type="float">
            <text:p>160.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33816" calcext:value-type="float">
            <text:p>160.8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15528" calcext:value-type="float">
            <text:p>160.8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488" calcext:value-type="float">
            <text:p>160.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8012" calcext:value-type="float">
            <text:p>160.9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1352" calcext:value-type="float">
            <text:p>160.9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344" calcext:value-type="float">
            <text:p>160.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916" calcext:value-type="float">
            <text:p>160.9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16696" calcext:value-type="float">
            <text:p>161.0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04504" calcext:value-type="float">
            <text:p>161.0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3544" calcext:value-type="float">
            <text:p>160.9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344" calcext:value-type="float">
            <text:p>160.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3544" calcext:value-type="float">
            <text:p>160.9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3064" calcext:value-type="float">
            <text:p>160.9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9536" calcext:value-type="float">
            <text:p>160.8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2584" calcext:value-type="float">
            <text:p>160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7928" calcext:value-type="float">
            <text:p>160.9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8304" calcext:value-type="float">
            <text:p>160.9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58784" calcext:value-type="float">
            <text:p>160.9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1832" calcext:value-type="float">
            <text:p>160.9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4024" calcext:value-type="float">
            <text:p>160.9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7072" calcext:value-type="float">
            <text:p>160.9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16696" calcext:value-type="float">
            <text:p>161.0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3272" calcext:value-type="float">
            <text:p>161.0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14232" calcext:value-type="float">
            <text:p>161.1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6424" calcext:value-type="float">
            <text:p>161.1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3272" calcext:value-type="float">
            <text:p>161.0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69096" calcext:value-type="float">
            <text:p>161.1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0872" calcext:value-type="float">
            <text:p>161.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27008" calcext:value-type="float">
            <text:p>161.2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75192" calcext:value-type="float">
            <text:p>161.1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81872" calcext:value-type="float">
            <text:p>161.2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5024" calcext:value-type="float">
            <text:p>161.3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8552" calcext:value-type="float">
            <text:p>161.3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25128" calcext:value-type="float">
            <text:p>161.4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8552" calcext:value-type="float">
            <text:p>161.3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9888" calcext:value-type="float">
            <text:p>161.4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9304" calcext:value-type="float">
            <text:p>161.3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73312" calcext:value-type="float">
            <text:p>161.3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1224" calcext:value-type="float">
            <text:p>161.4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2456" calcext:value-type="float">
            <text:p>161.3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9888" calcext:value-type="float">
            <text:p>161.4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0472" calcext:value-type="float">
            <text:p>161.5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62288" calcext:value-type="float">
            <text:p>161.5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4752" calcext:value-type="float">
            <text:p>161.4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924" calcext:value-type="float">
            <text:p>161.5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7048" calcext:value-type="float">
            <text:p>161.5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25712" calcext:value-type="float">
            <text:p>161.5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02496" calcext:value-type="float">
            <text:p>161.7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5064" calcext:value-type="float">
            <text:p>161.6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8112" calcext:value-type="float">
            <text:p>161.6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784" calcext:value-type="float">
            <text:p>161.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5752" calcext:value-type="float">
            <text:p>161.8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9656" calcext:value-type="float">
            <text:p>161.8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7568" calcext:value-type="float">
            <text:p>161.8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5" calcext:value-type="float">
            <text:p>161.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0992" calcext:value-type="float">
            <text:p>161.8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2056" calcext:value-type="float">
            <text:p>161.9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7672" calcext:value-type="float">
            <text:p>161.9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5688" calcext:value-type="float">
            <text:p>162.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4832" calcext:value-type="float">
            <text:p>162.1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216" calcext:value-type="float">
            <text:p>162.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9216" calcext:value-type="float">
            <text:p>162.1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5312" calcext:value-type="float">
            <text:p>162.1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6168" calcext:value-type="float">
            <text:p>162.1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3704" calcext:value-type="float">
            <text:p>162.2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5416" calcext:value-type="float">
            <text:p>162.2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932" calcext:value-type="float">
            <text:p>162.1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2096" calcext:value-type="float">
            <text:p>162.3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648" calcext:value-type="float">
            <text:p>162.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4288" calcext:value-type="float">
            <text:p>162.3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64496" calcext:value-type="float">
            <text:p>162.4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6312" calcext:value-type="float">
            <text:p>162.5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8128" calcext:value-type="float">
            <text:p>162.5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3368" calcext:value-type="float">
            <text:p>162.5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4224" calcext:value-type="float">
            <text:p>162.5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2136" calcext:value-type="float">
            <text:p>162.6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5664" calcext:value-type="float">
            <text:p>162.6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7" calcext:value-type="float">
            <text:p>162.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3368" calcext:value-type="float">
            <text:p>162.5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8816" calcext:value-type="float">
            <text:p>162.7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9296" calcext:value-type="float">
            <text:p>162.7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5392" calcext:value-type="float">
            <text:p>162.7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7104" calcext:value-type="float">
            <text:p>162.7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5016" calcext:value-type="float">
            <text:p>162.8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2344" calcext:value-type="float">
            <text:p>162.7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7104" calcext:value-type="float">
            <text:p>162.7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5392" calcext:value-type="float">
            <text:p>162.7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8544" calcext:value-type="float">
            <text:p>162.8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79024" calcext:value-type="float">
            <text:p>162.8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2448" calcext:value-type="float">
            <text:p>162.8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1112" calcext:value-type="float">
            <text:p>162.8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796" calcext:value-type="float">
            <text:p>162.7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5392" calcext:value-type="float">
            <text:p>162.7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272" calcext:value-type="float">
            <text:p>162.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5184" calcext:value-type="float">
            <text:p>162.6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29088" calcext:value-type="float">
            <text:p>162.6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5936" calcext:value-type="float">
            <text:p>162.5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9736" calcext:value-type="float">
            <text:p>162.4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5352" calcext:value-type="float">
            <text:p>162.4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4016" calcext:value-type="float">
            <text:p>162.4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4392" calcext:value-type="float">
            <text:p>162.3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3432" calcext:value-type="float">
            <text:p>162.3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1616" calcext:value-type="float">
            <text:p>162.2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4184" calcext:value-type="float">
            <text:p>162.2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1992" calcext:value-type="float">
            <text:p>162.2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4184" calcext:value-type="float">
            <text:p>162.2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4936" calcext:value-type="float">
            <text:p>162.1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9696" calcext:value-type="float">
            <text:p>162.1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6168" calcext:value-type="float">
            <text:p>162.1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9968" calcext:value-type="float">
            <text:p>162.0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8632" calcext:value-type="float">
            <text:p>162.0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774" calcext:value-type="float">
            <text:p>162.0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1784" calcext:value-type="float">
            <text:p>162.1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2264" calcext:value-type="float">
            <text:p>162.1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2264" calcext:value-type="float">
            <text:p>162.1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1784" calcext:value-type="float">
            <text:p>162.1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8736" calcext:value-type="float">
            <text:p>162.0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8256" calcext:value-type="float">
            <text:p>162.0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788" calcext:value-type="float">
            <text:p>162.1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3976" calcext:value-type="float">
            <text:p>162.1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9216" calcext:value-type="float">
            <text:p>162.1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774" calcext:value-type="float">
            <text:p>162.0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4728" calcext:value-type="float">
            <text:p>162.0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644" calcext:value-type="float">
            <text:p>162.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9968" calcext:value-type="float">
            <text:p>162.0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216" calcext:value-type="float">
            <text:p>162.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7296" calcext:value-type="float">
            <text:p>162.0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2432" calcext:value-type="float">
            <text:p>161.9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3664" calcext:value-type="float">
            <text:p>161.9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1952" calcext:value-type="float">
            <text:p>161.9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3664" calcext:value-type="float">
            <text:p>161.9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928" calcext:value-type="float">
            <text:p>161.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2704" calcext:value-type="float">
            <text:p>161.8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2224" calcext:value-type="float">
            <text:p>161.8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7944" calcext:value-type="float">
            <text:p>161.8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6128" calcext:value-type="float">
            <text:p>161.8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6608" calcext:value-type="float">
            <text:p>161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7464" calcext:value-type="float">
            <text:p>161.8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308" calcext:value-type="float">
            <text:p>161.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90888" calcext:value-type="float">
            <text:p>161.7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5272" calcext:value-type="float">
            <text:p>161.8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4416" calcext:value-type="float">
            <text:p>161.8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6504" calcext:value-type="float">
            <text:p>161.7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212" calcext:value-type="float">
            <text:p>161.7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9928" calcext:value-type="float">
            <text:p>161.7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3832" calcext:value-type="float">
            <text:p>161.7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116" calcext:value-type="float">
            <text:p>161.6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02496" calcext:value-type="float">
            <text:p>161.7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0784" calcext:value-type="float">
            <text:p>161.7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1264" calcext:value-type="float">
            <text:p>161.7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6024" calcext:value-type="float">
            <text:p>161.7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5168" calcext:value-type="float">
            <text:p>161.7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8216" calcext:value-type="float">
            <text:p>161.7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9552" calcext:value-type="float">
            <text:p>161.7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2224" calcext:value-type="float">
            <text:p>161.8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1848" calcext:value-type="float">
            <text:p>161.8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5752" calcext:value-type="float">
            <text:p>161.8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2328" calcext:value-type="float">
            <text:p>161.8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4624" calcext:value-type="float">
            <text:p>161.9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5208" calcext:value-type="float">
            <text:p>162.0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6648" calcext:value-type="float">
            <text:p>162.1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2952" calcext:value-type="float">
            <text:p>162.3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2096" calcext:value-type="float">
            <text:p>162.3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2808" calcext:value-type="float">
            <text:p>161.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3288" calcext:value-type="float">
            <text:p>161.9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3016" calcext:value-type="float">
            <text:p>162.0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0928" calcext:value-type="float">
            <text:p>162.1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4456" calcext:value-type="float">
            <text:p>162.1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0656" calcext:value-type="float">
            <text:p>162.2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8296" calcext:value-type="float">
            <text:p>162.3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3744" calcext:value-type="float">
            <text:p>162.5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9904" calcext:value-type="float">
            <text:p>162.2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0384" calcext:value-type="float">
            <text:p>162.3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7776" calcext:value-type="float">
            <text:p>162.0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5688" calcext:value-type="float">
            <text:p>162.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5416" calcext:value-type="float">
            <text:p>162.2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9048" calcext:value-type="float">
            <text:p>162.3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7232" calcext:value-type="float">
            <text:p>162.2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9048" calcext:value-type="float">
            <text:p>162.3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9256" calcext:value-type="float">
            <text:p>162.4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3472" calcext:value-type="float">
            <text:p>162.6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5496" calcext:value-type="float">
            <text:p>162.8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1968" calcext:value-type="float">
            <text:p>162.8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6208" calcext:value-type="float">
            <text:p>162.4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9968" calcext:value-type="float">
            <text:p>162.0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3872" calcext:value-type="float">
            <text:p>162.0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5584" calcext:value-type="float">
            <text:p>162.0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8632" calcext:value-type="float">
            <text:p>162.0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9696" calcext:value-type="float">
            <text:p>162.1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1136" calcext:value-type="float">
            <text:p>162.2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648" calcext:value-type="float">
            <text:p>162.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5936" calcext:value-type="float">
            <text:p>162.5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9296" calcext:value-type="float">
            <text:p>162.7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6288" calcext:value-type="float">
            <text:p>163.0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6432" calcext:value-type="float">
            <text:p>163.4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6472" calcext:value-type="float">
            <text:p>163.7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8248" calcext:value-type="float">
            <text:p>163.5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18" calcext:value-type="float">
            <text:p>162.9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08" calcext:value-type="float">
            <text:p>162.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6728" calcext:value-type="float">
            <text:p>162.7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748" calcext:value-type="float">
            <text:p>162.7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4128" calcext:value-type="float">
            <text:p>162.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8888" calcext:value-type="float">
            <text:p>162.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6064" calcext:value-type="float">
            <text:p>162.0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4688" calcext:value-type="float">
            <text:p>161.7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8864" calcext:value-type="float">
            <text:p>161.5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0848" calcext:value-type="float">
            <text:p>161.4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05672" calcext:value-type="float">
            <text:p>161.2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296" calcext:value-type="float">
            <text:p>160.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8224" calcext:value-type="float">
            <text:p>160.2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5888" calcext:value-type="float">
            <text:p>159.8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4552" calcext:value-type="float">
            <text:p>159.8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332" calcext:value-type="float">
            <text:p>159.9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8184" calcext:value-type="float">
            <text:p>159.9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428" calcext:value-type="float">
            <text:p>159.9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2088" calcext:value-type="float">
            <text:p>159.9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048" calcext:value-type="float">
            <text:p>160.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9352" calcext:value-type="float">
            <text:p>160.1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76032" calcext:value-type="float">
            <text:p>160.2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88808" calcext:value-type="float">
            <text:p>160.3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38744" calcext:value-type="float">
            <text:p>160.6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9328" calcext:value-type="float">
            <text:p>160.7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3608" calcext:value-type="float">
            <text:p>160.6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35824" calcext:value-type="float">
            <text:p>160.1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712" calcext:value-type="float">
            <text:p>159.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0232" calcext:value-type="float">
            <text:p>159.5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1944" calcext:value-type="float">
            <text:p>159.5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1088" calcext:value-type="float">
            <text:p>159.5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6328" calcext:value-type="float">
            <text:p>159.5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1944" calcext:value-type="float">
            <text:p>159.5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1088" calcext:value-type="float">
            <text:p>159.5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02424" calcext:value-type="float">
            <text:p>159.6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48144" calcext:value-type="float">
            <text:p>159.6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2904" calcext:value-type="float">
            <text:p>159.6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804" calcext:value-type="float">
            <text:p>159.5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0852" calcext:value-type="float">
            <text:p>159.6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7288" calcext:value-type="float">
            <text:p>159.6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2904" calcext:value-type="float">
            <text:p>159.6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8792" calcext:value-type="float">
            <text:p>159.4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6224" calcext:value-type="float">
            <text:p>159.5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45096" calcext:value-type="float">
            <text:p>159.6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6432" calcext:value-type="float">
            <text:p>159.6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424" calcext:value-type="float">
            <text:p>159.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1944" calcext:value-type="float">
            <text:p>159.5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14616" calcext:value-type="float">
            <text:p>159.6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3384" calcext:value-type="float">
            <text:p>159.6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568" calcext:value-type="float">
            <text:p>159.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14" calcext:value-type="float">
            <text:p>159.7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5784" calcext:value-type="float">
            <text:p>159.8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7872" calcext:value-type="float">
            <text:p>159.7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7392" calcext:value-type="float">
            <text:p>159.7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4824" calcext:value-type="float">
            <text:p>159.7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0064" calcext:value-type="float">
            <text:p>159.7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616" calcext:value-type="float">
            <text:p>159.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044" calcext:value-type="float">
            <text:p>159.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1776" calcext:value-type="float">
            <text:p>159.7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8832" calcext:value-type="float">
            <text:p>159.8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8832" calcext:value-type="float">
            <text:p>159.8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7392" calcext:value-type="float">
            <text:p>159.7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6432" calcext:value-type="float">
            <text:p>159.6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152" calcext:value-type="float">
            <text:p>159.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0064" calcext:value-type="float">
            <text:p>159.7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36536" calcext:value-type="float">
            <text:p>159.7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424" calcext:value-type="float">
            <text:p>159.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1296" calcext:value-type="float">
            <text:p>159.7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9376" calcext:value-type="float">
            <text:p>159.5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6912" calcext:value-type="float">
            <text:p>159.6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8352" calcext:value-type="float">
            <text:p>159.7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82256" calcext:value-type="float">
            <text:p>159.7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3008" calcext:value-type="float">
            <text:p>159.7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664" calcext:value-type="float">
            <text:p>159.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8936" calcext:value-type="float">
            <text:p>159.8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0648" calcext:value-type="float">
            <text:p>159.8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61504" calcext:value-type="float">
            <text:p>159.8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6264" calcext:value-type="float">
            <text:p>159.8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2464" calcext:value-type="float">
            <text:p>159.9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0272" calcext:value-type="float">
            <text:p>159.9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2192" calcext:value-type="float">
            <text:p>160.0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2192" calcext:value-type="float">
            <text:p>160.0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0376" calcext:value-type="float">
            <text:p>159.9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7328" calcext:value-type="float">
            <text:p>159.9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2192" calcext:value-type="float">
            <text:p>160.0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1232" calcext:value-type="float">
            <text:p>159.9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9144" calcext:value-type="float">
            <text:p>160.0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84008" calcext:value-type="float">
            <text:p>160.0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4864" calcext:value-type="float">
            <text:p>160.0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9624" calcext:value-type="float">
            <text:p>160.0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9248" calcext:value-type="float">
            <text:p>160.0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6304" calcext:value-type="float">
            <text:p>160.1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4968" calcext:value-type="float">
            <text:p>160.1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9248" calcext:value-type="float">
            <text:p>160.0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144" calcext:value-type="float">
            <text:p>160.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71816" calcext:value-type="float">
            <text:p>160.0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71232" calcext:value-type="float">
            <text:p>159.9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62" calcext:value-type="float">
            <text:p>160.0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668" calcext:value-type="float">
            <text:p>160.1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5072" calcext:value-type="float">
            <text:p>160.2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764" calcext:value-type="float">
            <text:p>160.1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44968" calcext:value-type="float">
            <text:p>160.1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38288" calcext:value-type="float">
            <text:p>160.0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716" calcext:value-type="float">
            <text:p>160.1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8764" calcext:value-type="float">
            <text:p>160.1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8976" calcext:value-type="float">
            <text:p>160.2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3632" calcext:value-type="float">
            <text:p>160.1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32776" calcext:value-type="float">
            <text:p>160.1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32776" calcext:value-type="float">
            <text:p>160.1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5072" calcext:value-type="float">
            <text:p>160.2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45552" calcext:value-type="float">
            <text:p>160.2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8224" calcext:value-type="float">
            <text:p>160.2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45552" calcext:value-type="float">
            <text:p>160.2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21168" calcext:value-type="float">
            <text:p>160.2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51648" calcext:value-type="float">
            <text:p>160.2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3464" calcext:value-type="float">
            <text:p>160.3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88224" calcext:value-type="float">
            <text:p>160.2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30896" calcext:value-type="float">
            <text:p>160.3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55864" calcext:value-type="float">
            <text:p>160.4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04048" calcext:value-type="float">
            <text:p>160.4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73568" calcext:value-type="float">
            <text:p>160.3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1104" calcext:value-type="float">
            <text:p>160.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8432" calcext:value-type="float">
            <text:p>160.4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4904" calcext:value-type="float">
            <text:p>160.3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9184" calcext:value-type="float">
            <text:p>160.3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34528" calcext:value-type="float">
            <text:p>160.4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1856" calcext:value-type="float">
            <text:p>160.3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41208" calcext:value-type="float">
            <text:p>160.5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5112" calcext:value-type="float">
            <text:p>160.5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3776" calcext:value-type="float">
            <text:p>160.5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6196" calcext:value-type="float">
            <text:p>160.4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4904" calcext:value-type="float">
            <text:p>160.3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2064" calcext:value-type="float">
            <text:p>160.5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98536" calcext:value-type="float">
            <text:p>160.4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10728" calcext:value-type="float">
            <text:p>160.5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71688" calcext:value-type="float">
            <text:p>160.5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0768" calcext:value-type="float">
            <text:p>160.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3816" calcext:value-type="float">
            <text:p>160.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34" calcext:value-type="float">
            <text:p>160.5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0352" calcext:value-type="float">
            <text:p>160.5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47304" calcext:value-type="float">
            <text:p>160.5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41208" calcext:value-type="float">
            <text:p>160.5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0832" calcext:value-type="float">
            <text:p>160.5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4464" calcext:value-type="float">
            <text:p>160.6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9704" calcext:value-type="float">
            <text:p>160.6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50936" calcext:value-type="float">
            <text:p>160.6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85048" calcext:value-type="float">
            <text:p>160.7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52104" calcext:value-type="float">
            <text:p>160.8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3064" calcext:value-type="float">
            <text:p>160.9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2584" calcext:value-type="float">
            <text:p>160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9328" calcext:value-type="float">
            <text:p>160.7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91144" calcext:value-type="float">
            <text:p>160.7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09432" calcext:value-type="float">
            <text:p>160.8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8304" calcext:value-type="float">
            <text:p>160.9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16696" calcext:value-type="float">
            <text:p>161.0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86216" calcext:value-type="float">
            <text:p>160.9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6112" calcext:value-type="float">
            <text:p>160.9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2208" calcext:value-type="float">
            <text:p>160.9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58784" calcext:value-type="float">
            <text:p>160.9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9368" calcext:value-type="float">
            <text:p>161.0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8888" calcext:value-type="float">
            <text:p>161.0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0976" calcext:value-type="float">
            <text:p>160.9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89848" calcext:value-type="float">
            <text:p>161.0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68512" calcext:value-type="float">
            <text:p>161.0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72144" calcext:value-type="float">
            <text:p>161.1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66048" calcext:value-type="float">
            <text:p>161.1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0808" calcext:value-type="float">
            <text:p>161.1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51392" calcext:value-type="float">
            <text:p>161.2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44712" calcext:value-type="float">
            <text:p>161.1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11768" calcext:value-type="float">
            <text:p>161.2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5568" calcext:value-type="float">
            <text:p>161.1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7384" calcext:value-type="float">
            <text:p>161.1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3584" calcext:value-type="float">
            <text:p>161.2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5024" calcext:value-type="float">
            <text:p>161.3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4336" calcext:value-type="float">
            <text:p>161.1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6904" calcext:value-type="float">
            <text:p>161.1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48928" calcext:value-type="float">
            <text:p>161.3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3688" calcext:value-type="float">
            <text:p>161.3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8072" calcext:value-type="float">
            <text:p>161.3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1976" calcext:value-type="float">
            <text:p>161.3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8824" calcext:value-type="float">
            <text:p>161.2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684" calcext:value-type="float">
            <text:p>161.4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6944" calcext:value-type="float">
            <text:p>161.4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5608" calcext:value-type="float">
            <text:p>161.4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12936" calcext:value-type="float">
            <text:p>161.4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7696" calcext:value-type="float">
            <text:p>161.3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4648" calcext:value-type="float">
            <text:p>161.3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2208" calcext:value-type="float">
            <text:p>161.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7904" calcext:value-type="float">
            <text:p>161.5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924" calcext:value-type="float">
            <text:p>161.5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25712" calcext:value-type="float">
            <text:p>161.5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5232" calcext:value-type="float">
            <text:p>161.4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9616" calcext:value-type="float">
            <text:p>161.5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43416" calcext:value-type="float">
            <text:p>161.4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2768" calcext:value-type="float">
            <text:p>161.5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9072" calcext:value-type="float">
            <text:p>161.7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4416" calcext:value-type="float">
            <text:p>161.8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5272" calcext:value-type="float">
            <text:p>161.8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1744" calcext:value-type="float">
            <text:p>161.7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3184" calcext:value-type="float">
            <text:p>161.8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024" calcext:value-type="float">
            <text:p>161.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6336" calcext:value-type="float">
            <text:p>161.9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596" calcext:value-type="float">
            <text:p>161.9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7192" calcext:value-type="float">
            <text:p>161.9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4624" calcext:value-type="float">
            <text:p>161.9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8152" calcext:value-type="float">
            <text:p>161.9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9592" calcext:value-type="float">
            <text:p>162.0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9696" calcext:value-type="float">
            <text:p>162.1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98" calcext:value-type="float">
            <text:p>162.2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124" calcext:value-type="float">
            <text:p>162.3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028" calcext:value-type="float">
            <text:p>162.2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9424" calcext:value-type="float">
            <text:p>162.2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0008" calcext:value-type="float">
            <text:p>162.3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3056" calcext:value-type="float">
            <text:p>162.3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2304" calcext:value-type="float">
            <text:p>162.4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7168" calcext:value-type="float">
            <text:p>162.5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8608" calcext:value-type="float">
            <text:p>162.5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6896" calcext:value-type="float">
            <text:p>162.6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3472" calcext:value-type="float">
            <text:p>162.6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2604" calcext:value-type="float">
            <text:p>162.6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4056" calcext:value-type="float">
            <text:p>162.7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2344" calcext:value-type="float">
            <text:p>162.7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2824" calcext:value-type="float">
            <text:p>162.8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9984" calcext:value-type="float">
            <text:p>162.9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608" calcext:value-type="float">
            <text:p>162.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8376" calcext:value-type="float">
            <text:p>163.0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372" calcext:value-type="float">
            <text:p>163.1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6768" calcext:value-type="float">
            <text:p>163.1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0672" calcext:value-type="float">
            <text:p>163.1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99064" calcext:value-type="float">
            <text:p>163.1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87456" calcext:value-type="float">
            <text:p>163.2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708" calcext:value-type="float">
            <text:p>163.3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5368" calcext:value-type="float">
            <text:p>163.3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1784" calcext:value-type="float">
            <text:p>162.1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896" calcext:value-type="float">
            <text:p>163.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7696" calcext:value-type="float">
            <text:p>166.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0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74824" calcext:value-type="float">
            <text:p>167.3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200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199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96" calcext:value-type="float">
            <text:p>183.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199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376" calcext:value-type="float">
            <text:p>186.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198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56" calcext:value-type="float">
            <text:p>204.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198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616" calcext:value-type="float">
            <text:p>188.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06712</text:p>
          </table:table-cell>
          <table:table-cell office:value-type="string" calcext:value-type="string">
            <text:p>Lake Barrington Shores 2</text:p>
          </table:table-cell>
          <table:table-cell office:value-type="string" calcext:value-type="string">
            <text:p>197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92" calcext:value-type="float">
            <text:p>161.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78" meta:object-count="0"/>
    <meta:user-defined meta:name="AppVersion">3.0</meta:user-defined>
  </office:meta>
</office:document-meta>
</file>